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Normal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6140" svg:stroke-width="0cm" svg:stroke-color="#000000" draw:marker-start="" draw:marker-start-width="0.48cm" draw:marker-start-center="false" draw:marker-end="" draw:marker-end-width="0.48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38cm" fo:min-width="0.20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solid" draw:stroke-dash="Dashed_20__28_var_29__20_6141" svg:stroke-width="0.04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48cm" fo:padding-bottom="0.148cm" fo:padding-left="0.273cm" fo:padding-right="0.27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draw:stroke-dash="Dashed_20__28_var_29__20_6142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draw:stroke-dash="Dashed_20__28_var_29__20_6143" svg:stroke-width="0.026cm" svg:stroke-color="#000000" draw:marker-start="" draw:marker-start-width="0.471cm" draw:marker-start-center="false" draw:marker-end="" draw:marker-end-width="0.47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6144" svg:stroke-width="0.026cm" svg:stroke-color="#000000" draw:marker-start="" draw:marker-start-width="0.471cm" draw:marker-start-center="false" draw:marker-end="" draw:marker-end-width="0.47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solid" draw:stroke-dash="Dashed_20__28_var_29__20_6145" svg:stroke-width="0.026cm" svg:stroke-color="#000000" draw:marker-start="" draw:marker-start-width="0.471cm" draw:marker-start-center="false" draw:marker-end="" draw:marker-end-width="0.47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draw:stroke-dash="Dashed_20__28_var_29__20_6146" svg:stroke-width="0.026cm" svg:stroke-color="#000000" draw:marker-start="" draw:marker-start-width="0.471cm" draw:marker-start-center="false" draw:marker-end="" draw:marker-end-width="0.47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draw:stroke-dash="Dashed_20__28_var_29__20_6147" svg:stroke-width="0.026cm" svg:stroke-color="#000000" draw:marker-start="" draw:marker-start-width="0.471cm" draw:marker-start-center="false" draw:marker-end="" draw:marker-end-width="0.47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solid" draw:stroke-dash="Dashed_20__28_var_29__20_6148" svg:stroke-width="0.026cm" svg:stroke-color="#000000" draw:marker-start="" draw:marker-start-width="0.471cm" draw:marker-start-center="false" draw:marker-end="" draw:marker-end-width="0.47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solid" draw:stroke-dash="Dashed_20__28_var_29__20_6149" svg:stroke-width="0.026cm" svg:stroke-color="#000000" draw:marker-start="" draw:marker-start-width="0.471cm" draw:marker-start-center="false" draw:marker-end="" draw:marker-end-width="0.47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solid" draw:stroke-dash="Dashed_20__28_var_29__20_6150" svg:stroke-width="0.026cm" svg:stroke-color="#000000" draw:marker-start="" draw:marker-start-width="0.471cm" draw:marker-start-center="false" draw:marker-end="" draw:marker-end-width="0.47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solid" draw:stroke-dash="Dashed_20__28_var_29__20_6151" svg:stroke-width="0.026cm" svg:stroke-color="#000000" draw:marker-start="" draw:marker-start-width="0.471cm" draw:marker-start-center="false" draw:marker-end="" draw:marker-end-width="0.47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solid" draw:stroke-dash="Dashed_20__28_var_29__20_6152" svg:stroke-width="0.026cm" svg:stroke-color="#000000" draw:marker-start="" draw:marker-start-width="0.471cm" draw:marker-start-center="false" draw:marker-end="" draw:marker-end-width="0.47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solid" draw:stroke-dash="Dashed_20__28_var_29__20_6153" svg:stroke-width="0.026cm" svg:stroke-color="#000000" draw:marker-start="" draw:marker-start-width="0.471cm" draw:marker-start-center="false" draw:marker-end="" draw:marker-end-width="0.47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>
      <style:graphic-properties draw:stroke="solid" draw:stroke-dash="Dashed_20__28_var_29__20_6154" svg:stroke-width="0.026cm" svg:stroke-color="#000000" draw:marker-start="" draw:marker-start-width="0.471cm" draw:marker-start-center="false" draw:marker-end="" draw:marker-end-width="0.47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draw:stroke="solid" draw:stroke-dash="Dashed_20__28_var_29__20_6155" svg:stroke-width="0.026cm" svg:stroke-color="#000000" draw:marker-start="" draw:marker-start-width="0.471cm" draw:marker-start-center="false" draw:marker-end="" draw:marker-end-width="0.47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solid" draw:stroke-dash="Dashed_20__28_var_29__20_6156" svg:stroke-width="0.026cm" svg:stroke-color="#000000" draw:marker-start="" draw:marker-start-width="0.471cm" draw:marker-start-center="false" draw:marker-end="" draw:marker-end-width="0.47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>
      <style:graphic-properties draw:stroke="solid" draw:stroke-dash="Dashed_20__28_var_29__20_6157" svg:stroke-width="0.026cm" svg:stroke-color="#000000" draw:marker-start="" draw:marker-start-width="0.471cm" draw:marker-start-center="false" draw:marker-end="" draw:marker-end-width="0.47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>
      <style:graphic-properties draw:stroke="solid" draw:stroke-dash="Dashed_20__28_var_29__20_6158" svg:stroke-width="0.026cm" svg:stroke-color="#000000" draw:marker-start="" draw:marker-start-width="0.471cm" draw:marker-start-center="false" draw:marker-end="" draw:marker-end-width="0.47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>
      <style:graphic-properties draw:stroke="solid" draw:stroke-dash="Dashed_20__28_var_29__20_6159" svg:stroke-width="0.026cm" svg:stroke-color="#000000" draw:marker-start="" draw:marker-start-width="0.471cm" draw:marker-start-center="false" draw:marker-end="" draw:marker-end-width="0.47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>
      <style:graphic-properties draw:stroke="solid" draw:stroke-dash="Dashed_20__28_var_29__20_6160" svg:stroke-width="0.026cm" svg:stroke-color="#000000" draw:marker-start="" draw:marker-start-width="0.471cm" draw:marker-start-center="false" draw:marker-end="" draw:marker-end-width="0.47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>
      <style:graphic-properties draw:stroke="solid" draw:stroke-dash="Dashed_20__28_var_29__20_6161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>
      <style:graphic-properties draw:stroke="solid" draw:stroke-dash="Dashed_20__28_var_29__20_6162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>
      <style:graphic-properties draw:stroke="solid" draw:stroke-dash="Dashed_20__28_var_29__20_6163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>
      <style:graphic-properties draw:stroke="solid" draw:stroke-dash="Dashed_20__28_var_29__20_6164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>
      <style:graphic-properties draw:stroke="solid" draw:stroke-dash="Dashed_20__28_var_29__20_6165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>
      <style:graphic-properties draw:stroke="solid" draw:stroke-dash="Dashed_20__28_var_29__20_6166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>
      <style:graphic-properties draw:stroke="solid" draw:stroke-dash="Dashed_20__28_var_29__20_6167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>
      <style:graphic-properties draw:stroke="solid" draw:stroke-dash="Dashed_20__28_var_29__20_6168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>
      <style:graphic-properties draw:stroke="solid" draw:stroke-dash="Dashed_20__28_var_29__20_6169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>
      <style:graphic-properties draw:stroke="solid" draw:stroke-dash="Dashed_20__28_var_29__20_6170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>
      <style:graphic-properties draw:stroke="solid" draw:stroke-dash="Dashed_20__28_var_29__20_6171" svg:stroke-width="0.026cm" svg:stroke-color="#000000" draw:marker-start="" draw:marker-start-width="0.471cm" draw:marker-start-center="false" draw:marker-end="" draw:marker-end-width="0.47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>
      <style:graphic-properties draw:stroke="solid" draw:stroke-dash="Dashed_20__28_var_29__20_6172" svg:stroke-width="0.026cm" svg:stroke-color="#000000" draw:marker-start="" draw:marker-start-width="0.471cm" draw:marker-start-center="false" draw:marker-end="" draw:marker-end-width="0.47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>
      <style:graphic-properties draw:stroke="solid" draw:stroke-dash="Dashed_20__28_var_29__20_6173" svg:stroke-width="0.026cm" svg:stroke-color="#000000" draw:marker-start="" draw:marker-start-width="0.471cm" draw:marker-start-center="false" draw:marker-end="" draw:marker-end-width="0.47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>
      <style:graphic-properties draw:stroke="solid" draw:stroke-dash="Dashed_20__28_var_29__20_6174" svg:stroke-width="0.026cm" svg:stroke-color="#000000" draw:marker-start="" draw:marker-start-width="0.471cm" draw:marker-start-center="false" draw:marker-end="" draw:marker-end-width="0.47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>
      <style:graphic-properties draw:stroke="solid" draw:stroke-dash="Dashed_20__28_var_29__20_6175" svg:stroke-width="0.026cm" svg:stroke-color="#000000" draw:marker-start="" draw:marker-start-width="0.471cm" draw:marker-start-center="false" draw:marker-end="" draw:marker-end-width="0.47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>
      <style:graphic-properties draw:stroke="solid" draw:stroke-dash="Dashed_20__28_var_29__20_6176" svg:stroke-width="0.026cm" svg:stroke-color="#000000" draw:marker-start="" draw:marker-start-width="0.471cm" draw:marker-start-center="false" draw:marker-end="" draw:marker-end-width="0.47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>
      <style:graphic-properties draw:stroke="solid" draw:stroke-dash="Dashed_20__28_var_29__20_6177" svg:stroke-width="0.026cm" svg:stroke-color="#000000" draw:marker-start="" draw:marker-start-width="0.471cm" draw:marker-start-center="false" draw:marker-end="" draw:marker-end-width="0.47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>
      <style:graphic-properties draw:stroke="solid" draw:stroke-dash="Dashed_20__28_var_29__20_6178" svg:stroke-width="0.026cm" svg:stroke-color="#000000" draw:marker-start="" draw:marker-start-width="0.471cm" draw:marker-start-center="false" draw:marker-end="" draw:marker-end-width="0.47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>
      <style:graphic-properties draw:stroke="solid" draw:stroke-dash="Dashed_20__28_var_29__20_6179" svg:stroke-width="0.026cm" svg:stroke-color="#000000" draw:marker-start="" draw:marker-start-width="0.471cm" draw:marker-start-center="false" draw:marker-end="" draw:marker-end-width="0.471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>
      <style:graphic-properties draw:stroke="solid" draw:stroke-dash="Dashed_20__28_var_29__20_6180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>
      <style:graphic-properties draw:stroke="solid" draw:stroke-dash="Dashed_20__28_var_29__20_6181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>
      <style:graphic-properties draw:stroke="solid" draw:stroke-dash="Dashed_20__28_var_29__20_6182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>
      <style:graphic-properties draw:stroke="solid" draw:stroke-dash="Dashed_20__28_var_29__20_6183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>
      <style:graphic-properties draw:stroke="solid" draw:stroke-dash="Dashed_20__28_var_29__20_6184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>
      <style:graphic-properties draw:stroke="solid" draw:stroke-dash="Dashed_20__28_var_29__20_6185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>
      <style:graphic-properties draw:stroke="solid" draw:stroke-dash="Dashed_20__28_var_29__20_6186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>
      <style:graphic-properties draw:stroke="solid" draw:stroke-dash="Dashed_20__28_var_29__20_6187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>
      <style:graphic-properties draw:stroke="solid" draw:stroke-dash="Dashed_20__28_var_29__20_6188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>
      <style:graphic-properties draw:stroke="solid" draw:stroke-dash="Dashed_20__28_var_29__20_6189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>
      <style:graphic-properties draw:stroke="solid" draw:stroke-dash="Dashed_20__28_var_29__20_6190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>
      <style:graphic-properties draw:stroke="solid" draw:stroke-dash="Dashed_20__28_var_29__20_6191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>
      <style:graphic-properties draw:stroke="solid" draw:stroke-dash="Dashed_20__28_var_29__20_6192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>
      <style:graphic-properties draw:stroke="solid" draw:stroke-dash="Dashed_20__28_var_29__20_6193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>
      <style:graphic-properties draw:stroke="solid" draw:stroke-dash="Dashed_20__28_var_29__20_6194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>
      <style:graphic-properties draw:stroke="solid" draw:stroke-dash="Dashed_20__28_var_29__20_6195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>
      <style:graphic-properties draw:stroke="solid" draw:stroke-dash="Dashed_20__28_var_29__20_6196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>
      <style:graphic-properties draw:stroke="solid" draw:stroke-dash="Dashed_20__28_var_29__20_6197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>
      <style:graphic-properties draw:stroke="solid" draw:stroke-dash="Dashed_20__28_var_29__20_6198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>
      <style:graphic-properties draw:stroke="solid" draw:stroke-dash="Dashed_20__28_var_29__20_6199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>
      <style:graphic-properties draw:stroke="solid" draw:stroke-dash="Dashed_20__28_var_29__20_6200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>
      <style:graphic-properties draw:stroke="solid" draw:stroke-dash="Dashed_20__28_var_29__20_6201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>
      <style:graphic-properties draw:stroke="solid" draw:stroke-dash="Dashed_20__28_var_29__20_6202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>
      <style:graphic-properties draw:stroke="solid" draw:stroke-dash="Dashed_20__28_var_29__20_6203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>
      <style:graphic-properties draw:stroke="solid" draw:stroke-dash="Dashed_20__28_var_29__20_6204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>
      <style:graphic-properties draw:stroke="solid" draw:stroke-dash="Dashed_20__28_var_29__20_6205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>
      <style:graphic-properties draw:stroke="solid" draw:stroke-dash="Dashed_20__28_var_29__20_6206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>
      <style:graphic-properties draw:stroke="solid" draw:stroke-dash="Dashed_20__28_var_29__20_6207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>
      <style:graphic-properties draw:stroke="solid" draw:stroke-dash="Dashed_20__28_var_29__20_6208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>
      <style:graphic-properties draw:stroke="solid" draw:stroke-dash="Dashed_20__28_var_29__20_6209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>
      <style:graphic-properties draw:stroke="solid" draw:stroke-dash="Dashed_20__28_var_29__20_6210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>
      <style:graphic-properties draw:stroke="solid" draw:stroke-dash="Dashed_20__28_var_29__20_6211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>
      <style:graphic-properties draw:stroke="solid" draw:stroke-dash="Dashed_20__28_var_29__20_6212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>
      <style:graphic-properties draw:stroke="solid" draw:stroke-dash="Dashed_20__28_var_29__20_6213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>
      <style:graphic-properties draw:stroke="solid" draw:stroke-dash="Dashed_20__28_var_29__20_6214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>
      <style:graphic-properties draw:stroke="solid" draw:stroke-dash="Dashed_20__28_var_29__20_6215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>
      <style:graphic-properties draw:stroke="solid" draw:stroke-dash="Dashed_20__28_var_29__20_6216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>
      <style:graphic-properties draw:stroke="solid" draw:stroke-dash="Dashed_20__28_var_29__20_6217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>
      <style:graphic-properties draw:stroke="solid" draw:stroke-dash="Dashed_20__28_var_29__20_6218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>
      <style:graphic-properties draw:stroke="solid" draw:stroke-dash="Dashed_20__28_var_29__20_6219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>
      <style:graphic-properties draw:stroke="solid" draw:stroke-dash="Dashed_20__28_var_29__20_6220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>
      <style:graphic-properties draw:stroke="solid" draw:stroke-dash="Dashed_20__28_var_29__20_6221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>
      <style:graphic-properties draw:stroke="solid" draw:stroke-dash="Dashed_20__28_var_29__20_6222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>
      <style:graphic-properties draw:stroke="solid" draw:stroke-dash="Dashed_20__28_var_29__20_6223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>
      <style:graphic-properties draw:stroke="solid" draw:stroke-dash="Dashed_20__28_var_29__20_6224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>
      <style:graphic-properties draw:stroke="solid" draw:stroke-dash="Dashed_20__28_var_29__20_6225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>
      <style:graphic-properties draw:stroke="solid" draw:stroke-dash="Dashed_20__28_var_29__20_6226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>
      <style:graphic-properties draw:stroke="solid" draw:stroke-dash="Dashed_20__28_var_29__20_6227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>
      <style:graphic-properties draw:stroke="solid" draw:stroke-dash="Dashed_20__28_var_29__20_6228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>
      <style:graphic-properties draw:stroke="solid" draw:stroke-dash="Dashed_20__28_var_29__20_6229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>
      <style:graphic-properties draw:stroke="solid" draw:stroke-dash="Dashed_20__28_var_29__20_6230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>
      <style:graphic-properties draw:stroke="solid" draw:stroke-dash="Dashed_20__28_var_29__20_6231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>
      <style:graphic-properties draw:stroke="solid" draw:stroke-dash="Dashed_20__28_var_29__20_6232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>
      <style:graphic-properties draw:stroke="solid" draw:stroke-dash="Dashed_20__28_var_29__20_6233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>
      <style:graphic-properties draw:stroke="solid" draw:stroke-dash="Dashed_20__28_var_29__20_6234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>
      <style:graphic-properties draw:stroke="solid" draw:stroke-dash="Dashed_20__28_var_29__20_6235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>
      <style:graphic-properties draw:stroke="solid" draw:stroke-dash="Dashed_20__28_var_29__20_6236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>
      <style:graphic-properties draw:stroke="solid" draw:stroke-dash="Dashed_20__28_var_29__20_6237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>
      <style:graphic-properties draw:stroke="solid" draw:stroke-dash="Dashed_20__28_var_29__20_6238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>
      <style:graphic-properties draw:stroke="solid" draw:stroke-dash="Dashed_20__28_var_29__20_6239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>
      <style:graphic-properties draw:stroke="solid" draw:stroke-dash="Dashed_20__28_var_29__20_6240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>
      <style:graphic-properties draw:stroke="solid" draw:stroke-dash="Dashed_20__28_var_29__20_6241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>
      <style:graphic-properties draw:stroke="solid" draw:stroke-dash="Dashed_20__28_var_29__20_6242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>
      <style:graphic-properties draw:stroke="solid" draw:stroke-dash="Dashed_20__28_var_29__20_6243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>
      <style:graphic-properties draw:stroke="solid" draw:stroke-dash="Dashed_20__28_var_29__20_6244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>
      <style:graphic-properties draw:stroke="solid" draw:stroke-dash="Dashed_20__28_var_29__20_6245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>
      <style:graphic-properties draw:stroke="solid" draw:stroke-dash="Dashed_20__28_var_29__20_6246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>
      <style:graphic-properties draw:stroke="solid" draw:stroke-dash="Dashed_20__28_var_29__20_6247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>
      <style:graphic-properties draw:stroke="solid" draw:stroke-dash="Dashed_20__28_var_29__20_6248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>
      <style:graphic-properties draw:stroke="solid" draw:stroke-dash="Dashed_20__28_var_29__20_6249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>
      <style:graphic-properties draw:stroke="solid" draw:stroke-dash="Dashed_20__28_var_29__20_6250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>
      <style:graphic-properties draw:stroke="solid" draw:stroke-dash="Dashed_20__28_var_29__20_6251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>
      <style:graphic-properties draw:stroke="solid" draw:stroke-dash="Dashed_20__28_var_29__20_6252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>
      <style:graphic-properties draw:stroke="solid" draw:stroke-dash="Dashed_20__28_var_29__20_6253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>
      <style:graphic-properties draw:stroke="solid" draw:stroke-dash="Dashed_20__28_var_29__20_6254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>
      <style:graphic-properties draw:stroke="solid" draw:stroke-dash="Dashed_20__28_var_29__20_6255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>
      <style:graphic-properties draw:stroke="solid" draw:stroke-dash="Dashed_20__28_var_29__20_6256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>
      <style:graphic-properties draw:stroke="solid" draw:stroke-dash="Dashed_20__28_var_29__20_6257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>
      <style:graphic-properties draw:stroke="solid" draw:stroke-dash="Dashed_20__28_var_29__20_6258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>
      <style:graphic-properties draw:stroke="solid" draw:stroke-dash="Dashed_20__28_var_29__20_6259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>
      <style:graphic-properties draw:stroke="solid" draw:stroke-dash="Dashed_20__28_var_29__20_6260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>
      <style:graphic-properties draw:stroke="solid" draw:stroke-dash="Dashed_20__28_var_29__20_6261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>
      <style:graphic-properties draw:stroke="solid" draw:stroke-dash="Dashed_20__28_var_29__20_6262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>
      <style:graphic-properties draw:stroke="solid" draw:stroke-dash="Dashed_20__28_var_29__20_6263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>
      <style:graphic-properties draw:stroke="solid" draw:stroke-dash="Dashed_20__28_var_29__20_6264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>
      <style:graphic-properties draw:stroke="solid" draw:stroke-dash="Dashed_20__28_var_29__20_6265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>
      <style:graphic-properties draw:stroke="solid" draw:stroke-dash="Dashed_20__28_var_29__20_6266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>
      <style:graphic-properties draw:stroke="solid" draw:stroke-dash="Dashed_20__28_var_29__20_6267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>
      <style:graphic-properties draw:stroke="solid" draw:stroke-dash="Dashed_20__28_var_29__20_6268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>
      <style:graphic-properties draw:stroke="solid" draw:stroke-dash="Dashed_20__28_var_29__20_6269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>
      <style:graphic-properties draw:stroke="solid" draw:stroke-dash="Dashed_20__28_var_29__20_6270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>
      <style:graphic-properties draw:stroke="solid" draw:stroke-dash="Dashed_20__28_var_29__20_6271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>
      <style:graphic-properties draw:stroke="solid" draw:stroke-dash="Dashed_20__28_var_29__20_6272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>
      <style:graphic-properties draw:stroke="solid" draw:stroke-dash="Dashed_20__28_var_29__20_6273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>
      <style:graphic-properties draw:stroke="solid" draw:stroke-dash="Dashed_20__28_var_29__20_6274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>
      <style:graphic-properties draw:stroke="solid" draw:stroke-dash="Dashed_20__28_var_29__20_6275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>
      <style:graphic-properties draw:stroke="solid" draw:stroke-dash="Dashed_20__28_var_29__20_6276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>
      <style:graphic-properties draw:stroke="solid" draw:stroke-dash="Dashed_20__28_var_29__20_6277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>
      <style:graphic-properties draw:stroke="solid" draw:stroke-dash="Dashed_20__28_var_29__20_6278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>
      <style:graphic-properties draw:stroke="solid" draw:stroke-dash="Dashed_20__28_var_29__20_6279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>
      <style:graphic-properties draw:stroke="solid" draw:stroke-dash="Dashed_20__28_var_29__20_6280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>
      <style:graphic-properties draw:stroke="solid" draw:stroke-dash="Dashed_20__28_var_29__20_6281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>
      <style:graphic-properties draw:stroke="solid" draw:stroke-dash="Dashed_20__28_var_29__20_6282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>
      <style:graphic-properties draw:stroke="solid" draw:stroke-dash="Dashed_20__28_var_29__20_6283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>
      <style:graphic-properties draw:stroke="solid" draw:stroke-dash="Dashed_20__28_var_29__20_6284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>
      <style:graphic-properties draw:stroke="solid" draw:stroke-dash="Dashed_20__28_var_29__20_6285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>
      <style:graphic-properties draw:stroke="solid" draw:stroke-dash="Dashed_20__28_var_29__20_6286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>
      <style:graphic-properties draw:stroke="solid" draw:stroke-dash="Dashed_20__28_var_29__20_6287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>
      <style:graphic-properties draw:stroke="solid" draw:stroke-dash="Dashed_20__28_var_29__20_6288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>
      <style:graphic-properties draw:stroke="solid" draw:stroke-dash="Dashed_20__28_var_29__20_6289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>
      <style:graphic-properties draw:stroke="solid" draw:stroke-dash="Dashed_20__28_var_29__20_6290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>
      <style:graphic-properties draw:stroke="solid" draw:stroke-dash="Dashed_20__28_var_29__20_6291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>
      <style:graphic-properties draw:stroke="solid" draw:stroke-dash="Dashed_20__28_var_29__20_6292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>
      <style:graphic-properties draw:stroke="solid" draw:stroke-dash="Dashed_20__28_var_29__20_6293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>
      <style:graphic-properties draw:stroke="solid" draw:stroke-dash="Dashed_20__28_var_29__20_6294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>
      <style:graphic-properties draw:stroke="solid" draw:stroke-dash="Dashed_20__28_var_29__20_6295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>
      <style:graphic-properties draw:stroke="solid" draw:stroke-dash="Dashed_20__28_var_29__20_6296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>
      <style:graphic-properties draw:stroke="solid" draw:stroke-dash="Dashed_20__28_var_29__20_6297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>
      <style:graphic-properties draw:stroke="solid" draw:stroke-dash="Dashed_20__28_var_29__20_6298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>
      <style:graphic-properties draw:stroke="solid" draw:stroke-dash="Dashed_20__28_var_29__20_6299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>
      <style:graphic-properties draw:stroke="solid" draw:stroke-dash="Dashed_20__28_var_29__20_6300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>
      <style:graphic-properties draw:stroke="solid" draw:stroke-dash="Dashed_20__28_var_29__20_6301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>
      <style:graphic-properties draw:stroke="solid" draw:stroke-dash="Dashed_20__28_var_29__20_6302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>
      <style:graphic-properties draw:stroke="solid" draw:stroke-dash="Dashed_20__28_var_29__20_6303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>
      <style:graphic-properties draw:stroke="solid" draw:stroke-dash="Dashed_20__28_var_29__20_6304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>
      <style:graphic-properties draw:stroke="solid" draw:stroke-dash="Dashed_20__28_var_29__20_6305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>
      <style:graphic-properties draw:stroke="solid" draw:stroke-dash="Dashed_20__28_var_29__20_6306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>
      <style:graphic-properties draw:stroke="solid" draw:stroke-dash="Dashed_20__28_var_29__20_6307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>
      <style:graphic-properties draw:stroke="solid" draw:stroke-dash="Dashed_20__28_var_29__20_6308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>
      <style:graphic-properties draw:stroke="solid" draw:stroke-dash="Dashed_20__28_var_29__20_6309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>
      <style:graphic-properties draw:stroke="solid" draw:stroke-dash="Dashed_20__28_var_29__20_6310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>
      <style:graphic-properties draw:stroke="solid" draw:stroke-dash="Dashed_20__28_var_29__20_6311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>
      <style:graphic-properties draw:stroke="solid" draw:stroke-dash="Dashed_20__28_var_29__20_6312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>
      <style:graphic-properties draw:stroke="solid" draw:stroke-dash="Dashed_20__28_var_29__20_6313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>
      <style:graphic-properties draw:stroke="none" draw:stroke-dash="Dashed_20__28_var_29__20_6314" svg:stroke-width="0cm" svg:stroke-color="#000000" draw:marker-start="" draw:marker-start-width="0.48cm" draw:marker-start-center="false" draw:marker-end="" draw:marker-end-width="0.48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38cm" fo:min-width="0.20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>
      <style:graphic-properties draw:stroke="solid" draw:stroke-dash="Dashed_20__28_var_29__20_6315" svg:stroke-width="0.04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48cm" fo:padding-bottom="0.148cm" fo:padding-left="0.273cm" fo:padding-right="0.27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>
      <style:graphic-properties draw:stroke="solid" draw:stroke-dash="Dashed_20__28_var_29__20_6316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>
      <style:graphic-properties draw:stroke="solid" draw:stroke-dash="Dashed_20__28_var_29__20_6317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>
      <style:graphic-properties draw:stroke="solid" draw:stroke-dash="Dashed_20__28_var_29__20_6318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>
      <style:graphic-properties draw:stroke="solid" draw:stroke-dash="Dashed_20__28_var_29__20_6319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>
      <style:graphic-properties draw:stroke="solid" draw:stroke-dash="Dashed_20__28_var_29__20_6320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>
      <style:graphic-properties draw:stroke="solid" draw:stroke-dash="Dashed_20__28_var_29__20_6321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>
      <style:graphic-properties draw:stroke="solid" draw:stroke-dash="Dashed_20__28_var_29__20_6322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>
      <style:graphic-properties draw:stroke="solid" draw:stroke-dash="Dashed_20__28_var_29__20_6323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>
      <style:graphic-properties draw:stroke="solid" draw:stroke-dash="Dashed_20__28_var_29__20_6324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>
      <style:graphic-properties draw:stroke="solid" draw:stroke-dash="Dashed_20__28_var_29__20_6325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>
      <style:graphic-properties draw:stroke="solid" draw:stroke-dash="Dashed_20__28_var_29__20_6326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>
      <style:graphic-properties draw:stroke="solid" draw:stroke-dash="Dashed_20__28_var_29__20_6327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>
      <style:graphic-properties draw:stroke="solid" draw:stroke-dash="Dashed_20__28_var_29__20_6328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>
      <style:graphic-properties draw:stroke="solid" draw:stroke-dash="Dashed_20__28_var_29__20_6329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>
      <style:graphic-properties draw:stroke="solid" draw:stroke-dash="Dashed_20__28_var_29__20_6330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>
      <style:graphic-properties draw:stroke="solid" draw:stroke-dash="Dashed_20__28_var_29__20_6331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>
      <style:graphic-properties draw:stroke="solid" draw:stroke-dash="Dashed_20__28_var_29__20_6332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>
      <style:graphic-properties draw:stroke="solid" draw:stroke-dash="Dashed_20__28_var_29__20_6333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>
      <style:graphic-properties draw:stroke="solid" draw:stroke-dash="Dashed_20__28_var_29__20_6334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>
      <style:graphic-properties draw:stroke="solid" draw:stroke-dash="Dashed_20__28_var_29__20_6335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>
      <style:graphic-properties draw:stroke="solid" draw:stroke-dash="Dashed_20__28_var_29__20_6336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>
      <style:graphic-properties draw:stroke="solid" draw:stroke-dash="Dashed_20__28_var_29__20_6337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>
      <style:graphic-properties draw:stroke="solid" draw:stroke-dash="Dashed_20__28_var_29__20_6338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>
      <style:graphic-properties draw:stroke="solid" draw:stroke-dash="Dashed_20__28_var_29__20_6339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>
      <style:graphic-properties draw:stroke="solid" draw:stroke-dash="Dashed_20__28_var_29__20_6340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>
      <style:graphic-properties draw:stroke="solid" draw:stroke-dash="Dashed_20__28_var_29__20_6341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>
      <style:graphic-properties draw:stroke="solid" draw:stroke-dash="Dashed_20__28_var_29__20_6342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>
      <style:graphic-properties draw:stroke="solid" draw:stroke-dash="Dashed_20__28_var_29__20_6343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>
      <style:graphic-properties draw:stroke="solid" draw:stroke-dash="Dashed_20__28_var_29__20_6344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>
      <style:graphic-properties draw:stroke="solid" draw:stroke-dash="Dashed_20__28_var_29__20_6345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>
      <style:graphic-properties draw:stroke="solid" draw:stroke-dash="Dashed_20__28_var_29__20_6346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>
      <style:graphic-properties draw:stroke="solid" draw:stroke-dash="Dashed_20__28_var_29__20_6347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>
      <style:graphic-properties draw:stroke="solid" draw:stroke-dash="Dashed_20__28_var_29__20_6348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>
      <style:graphic-properties draw:stroke="solid" draw:stroke-dash="Dashed_20__28_var_29__20_6349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>
      <style:graphic-properties draw:stroke="solid" draw:stroke-dash="Dashed_20__28_var_29__20_6350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>
      <style:graphic-properties draw:stroke="solid" draw:stroke-dash="Dashed_20__28_var_29__20_6351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>
      <style:graphic-properties draw:stroke="solid" draw:stroke-dash="Dashed_20__28_var_29__20_6352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>
      <style:graphic-properties draw:stroke="solid" draw:stroke-dash="Dashed_20__28_var_29__20_6353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>
      <style:graphic-properties draw:stroke="solid" draw:stroke-dash="Dashed_20__28_var_29__20_6354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>
      <style:graphic-properties draw:stroke="solid" draw:stroke-dash="Dashed_20__28_var_29__20_6355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>
      <style:graphic-properties draw:stroke="solid" draw:stroke-dash="Dashed_20__28_var_29__20_6356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>
      <style:graphic-properties draw:stroke="solid" draw:stroke-dash="Dashed_20__28_var_29__20_6357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>
      <style:graphic-properties draw:stroke="solid" draw:stroke-dash="Dashed_20__28_var_29__20_6358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>
      <style:graphic-properties draw:stroke="solid" draw:stroke-dash="Dashed_20__28_var_29__20_6359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>
      <style:graphic-properties draw:stroke="solid" draw:stroke-dash="Dashed_20__28_var_29__20_6360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>
      <style:graphic-properties draw:stroke="solid" draw:stroke-dash="Dashed_20__28_var_29__20_6361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>
      <style:graphic-properties draw:stroke="solid" draw:stroke-dash="Dashed_20__28_var_29__20_6362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>
      <style:graphic-properties draw:stroke="solid" draw:stroke-dash="Dashed_20__28_var_29__20_6363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>
      <style:graphic-properties draw:stroke="solid" draw:stroke-dash="Dashed_20__28_var_29__20_6364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>
      <style:graphic-properties draw:stroke="solid" draw:stroke-dash="Dashed_20__28_var_29__20_6365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>
      <style:graphic-properties draw:stroke="solid" draw:stroke-dash="Dashed_20__28_var_29__20_6366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>
      <style:graphic-properties draw:stroke="solid" draw:stroke-dash="Dashed_20__28_var_29__20_6367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>
      <style:graphic-properties draw:stroke="solid" draw:stroke-dash="Dashed_20__28_var_29__20_6368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>
      <style:graphic-properties draw:stroke="solid" draw:stroke-dash="Dashed_20__28_var_29__20_6369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>
      <style:graphic-properties draw:stroke="solid" draw:stroke-dash="Dashed_20__28_var_29__20_6370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>
      <style:graphic-properties draw:stroke="solid" draw:stroke-dash="Dashed_20__28_var_29__20_6371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>
      <style:graphic-properties draw:stroke="solid" draw:stroke-dash="Dashed_20__28_var_29__20_6372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>
      <style:graphic-properties draw:stroke="solid" draw:stroke-dash="Dashed_20__28_var_29__20_6373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>
      <style:graphic-properties draw:stroke="solid" draw:stroke-dash="Dashed_20__28_var_29__20_6374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>
      <style:graphic-properties draw:stroke="solid" draw:stroke-dash="Dashed_20__28_var_29__20_6375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>
      <style:graphic-properties draw:stroke="solid" draw:stroke-dash="Dashed_20__28_var_29__20_6376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>
      <style:graphic-properties draw:stroke="solid" draw:stroke-dash="Dashed_20__28_var_29__20_6377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>
      <style:graphic-properties draw:stroke="solid" draw:stroke-dash="Dashed_20__28_var_29__20_6378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>
      <style:graphic-properties draw:stroke="solid" draw:stroke-dash="Dashed_20__28_var_29__20_6379" svg:stroke-width="0.026cm" svg:stroke-color="#000000" draw:marker-start="" draw:marker-start-width="0.48cm" draw:marker-start-center="false" draw:marker-end="" draw:marker-end-width="0.48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8cm" fo:padding-bottom="0.138cm" fo:padding-left="0.263cm" fo:padding-right="0.26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>
      <style:graphic-properties draw:stroke="none" draw:stroke-dash="Dashed_20__28_var_29__20_6380" svg:stroke-width="0cm" svg:stroke-color="#000000" draw:marker-start="" draw:marker-start-width="0.48cm" draw:marker-start-center="false" draw:marker-end="" draw:marker-end-width="0.48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38cm" fo:min-width="0.224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>
      <style:graphic-properties draw:stroke="solid" draw:stroke-dash="Dashed_20__28_var_29__20_6381" svg:stroke-width="0.049cm" svg:stroke-color="#ad4296" draw:marker-start="" draw:marker-start-width="0.517cm" draw:marker-start-center="false" draw:marker-end="" draw:marker-end-width="0.517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>
      <style:graphic-properties draw:stroke="none" draw:stroke-dash="Dashed_20__28_var_29__20_6382" svg:stroke-width="0cm" svg:stroke-color="#000000" draw:marker-start="" draw:marker-start-width="0.48cm" draw:marker-start-center="false" draw:marker-end="" draw:marker-end-width="0.48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38cm" fo:min-width="0.224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>
      <style:graphic-properties draw:stroke="solid" draw:stroke-dash="Dashed_20__28_var_29__20_6383" svg:stroke-width="0.049cm" svg:stroke-color="#ad4296" draw:marker-start="" draw:marker-start-width="0.517cm" draw:marker-start-center="false" draw:marker-end="" draw:marker-end-width="0.517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>
      <style:graphic-properties draw:stroke="none" draw:stroke-dash="Dashed_20__28_var_29__20_6384" svg:stroke-width="0cm" svg:stroke-color="#000000" draw:marker-start="" draw:marker-start-width="0.48cm" draw:marker-start-center="false" draw:marker-end="" draw:marker-end-width="0.48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38cm" fo:min-width="0.226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>
      <style:graphic-properties draw:stroke="solid" draw:stroke-dash="Dashed_20__28_var_29__20_6385" svg:stroke-width="0.049cm" svg:stroke-color="#ad4296" draw:marker-start="" draw:marker-start-width="0.517cm" draw:marker-start-center="false" draw:marker-end="" draw:marker-end-width="0.517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>
      <style:graphic-properties draw:stroke="solid" draw:stroke-dash="Dashed_20__28_var_29__20_6386" svg:stroke-width="0.019cm" svg:stroke-color="#000000" draw:marker-start="" draw:marker-start-width="0.229cm" draw:marker-start-center="false" draw:marker-end="Arrow_20_concav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8" style:family="graphic" style:parent-style-name="standard">
      <style:graphic-properties draw:stroke="none" draw:stroke-dash="Dashed_20__28_var_29__20_6387" svg:stroke-width="0cm" svg:stroke-color="#000000" draw:marker-start="" draw:marker-start-width="0.48cm" draw:marker-start-center="false" draw:marker-end="" draw:marker-end-width="0.48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38cm" fo:min-width="0.513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3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4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fo:hyphenate="false"/>
    </style:style>
    <style:style style:name="P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708cm" svg:height="0.63cm" svg:x="3.178cm" svg:y="14.92cm">
            <draw:text-box>
              <text:p text:style-name="P1"><text:span text:style-name="T1">5</text:span></text:p>
            </draw:text-box>
          </draw:frame>
          <draw:line draw:style-name="gr2" draw:text-style-name="P3" draw:layer="layout" svg:x1="3.534cm" svg:y1="14.615cm" svg:x2="3.534cm" svg:y2="14.914cm">
            <text:p/>
          </draw:line>
          <draw:line draw:style-name="gr3" draw:text-style-name="P3" draw:layer="layout" svg:x1="4.532cm" svg:y1="14.668cm" svg:x2="4.532cm" svg:y2="14.867cm">
            <text:p/>
          </draw:line>
          <draw:line draw:style-name="gr4" draw:text-style-name="P3" draw:layer="layout" svg:x1="4.63cm" svg:y1="14.719cm" svg:x2="4.63cm" svg:y2="14.818cm">
            <text:p/>
          </draw:line>
          <draw:line draw:style-name="gr5" draw:text-style-name="P3" draw:layer="layout" svg:x1="4.732cm" svg:y1="14.719cm" svg:x2="4.732cm" svg:y2="14.818cm">
            <text:p/>
          </draw:line>
          <draw:line draw:style-name="gr6" draw:text-style-name="P3" draw:layer="layout" svg:x1="4.834cm" svg:y1="14.719cm" svg:x2="4.834cm" svg:y2="14.818cm">
            <text:p/>
          </draw:line>
          <draw:line draw:style-name="gr7" draw:text-style-name="P3" draw:layer="layout" svg:x1="4.931cm" svg:y1="14.719cm" svg:x2="4.931cm" svg:y2="14.818cm">
            <text:p/>
          </draw:line>
          <draw:line draw:style-name="gr8" draw:text-style-name="P3" draw:layer="layout" svg:x1="5.032cm" svg:y1="14.719cm" svg:x2="5.032cm" svg:y2="14.818cm">
            <text:p/>
          </draw:line>
          <draw:line draw:style-name="gr9" draw:text-style-name="P3" draw:layer="layout" svg:x1="5.131cm" svg:y1="14.719cm" svg:x2="5.131cm" svg:y2="14.818cm">
            <text:p/>
          </draw:line>
          <draw:line draw:style-name="gr10" draw:text-style-name="P3" draw:layer="layout" svg:x1="5.232cm" svg:y1="14.719cm" svg:x2="5.232cm" svg:y2="14.818cm">
            <text:p/>
          </draw:line>
          <draw:line draw:style-name="gr11" draw:text-style-name="P4" draw:layer="layout" svg:x1="5.332cm" svg:y1="14.719cm" svg:x2="5.332cm" svg:y2="14.818cm">
            <text:p/>
          </draw:line>
          <draw:line draw:style-name="gr12" draw:text-style-name="P4" draw:layer="layout" svg:x1="5.429cm" svg:y1="14.719cm" svg:x2="5.429cm" svg:y2="14.818cm">
            <text:p/>
          </draw:line>
          <draw:line draw:style-name="gr13" draw:text-style-name="P3" draw:layer="layout" svg:x1="4.432cm" svg:y1="14.719cm" svg:x2="4.432cm" svg:y2="14.818cm">
            <text:p/>
          </draw:line>
          <draw:line draw:style-name="gr14" draw:text-style-name="P3" draw:layer="layout" svg:x1="4.332cm" svg:y1="14.719cm" svg:x2="4.332cm" svg:y2="14.818cm">
            <text:p/>
          </draw:line>
          <draw:line draw:style-name="gr15" draw:text-style-name="P3" draw:layer="layout" svg:x1="4.232cm" svg:y1="14.719cm" svg:x2="4.232cm" svg:y2="14.818cm">
            <text:p/>
          </draw:line>
          <draw:line draw:style-name="gr16" draw:text-style-name="P3" draw:layer="layout" svg:x1="4.132cm" svg:y1="14.719cm" svg:x2="4.132cm" svg:y2="14.818cm">
            <text:p/>
          </draw:line>
          <draw:line draw:style-name="gr17" draw:text-style-name="P3" draw:layer="layout" svg:x1="4.032cm" svg:y1="14.719cm" svg:x2="4.032cm" svg:y2="14.818cm">
            <text:p/>
          </draw:line>
          <draw:line draw:style-name="gr18" draw:text-style-name="P3" draw:layer="layout" svg:x1="3.932cm" svg:y1="14.719cm" svg:x2="3.932cm" svg:y2="14.818cm">
            <text:p/>
          </draw:line>
          <draw:line draw:style-name="gr19" draw:text-style-name="P3" draw:layer="layout" svg:x1="3.831cm" svg:y1="14.719cm" svg:x2="3.831cm" svg:y2="14.818cm">
            <text:p/>
          </draw:line>
          <draw:line draw:style-name="gr20" draw:text-style-name="P3" draw:layer="layout" svg:x1="3.732cm" svg:y1="14.719cm" svg:x2="3.732cm" svg:y2="14.818cm">
            <text:p/>
          </draw:line>
          <draw:line draw:style-name="gr21" draw:text-style-name="P3" draw:layer="layout" svg:x1="3.63cm" svg:y1="14.719cm" svg:x2="3.63cm" svg:y2="14.818cm">
            <text:p/>
          </draw:line>
          <draw:line draw:style-name="gr22" draw:text-style-name="P3" draw:layer="layout" svg:x1="5.532cm" svg:y1="14.668cm" svg:x2="5.532cm" svg:y2="14.867cm">
            <text:p/>
          </draw:line>
          <draw:line draw:style-name="gr23" draw:text-style-name="P4" draw:layer="layout" svg:x1="5.632cm" svg:y1="14.719cm" svg:x2="5.632cm" svg:y2="14.818cm">
            <text:p/>
          </draw:line>
          <draw:line draw:style-name="gr24" draw:text-style-name="P4" draw:layer="layout" svg:x1="5.732cm" svg:y1="14.719cm" svg:x2="5.732cm" svg:y2="14.818cm">
            <text:p/>
          </draw:line>
          <draw:line draw:style-name="gr25" draw:text-style-name="P4" draw:layer="layout" svg:x1="5.832cm" svg:y1="14.719cm" svg:x2="5.832cm" svg:y2="14.818cm">
            <text:p/>
          </draw:line>
          <draw:line draw:style-name="gr26" draw:text-style-name="P4" draw:layer="layout" svg:x1="5.93cm" svg:y1="14.719cm" svg:x2="5.93cm" svg:y2="14.818cm">
            <text:p/>
          </draw:line>
          <draw:line draw:style-name="gr27" draw:text-style-name="P4" draw:layer="layout" svg:x1="6.032cm" svg:y1="14.719cm" svg:x2="6.032cm" svg:y2="14.818cm">
            <text:p/>
          </draw:line>
          <draw:line draw:style-name="gr28" draw:text-style-name="P4" draw:layer="layout" svg:x1="6.134cm" svg:y1="14.719cm" svg:x2="6.134cm" svg:y2="14.818cm">
            <text:p/>
          </draw:line>
          <draw:line draw:style-name="gr29" draw:text-style-name="P4" draw:layer="layout" svg:x1="6.231cm" svg:y1="14.719cm" svg:x2="6.231cm" svg:y2="14.818cm">
            <text:p/>
          </draw:line>
          <draw:line draw:style-name="gr30" draw:text-style-name="P4" draw:layer="layout" svg:x1="6.332cm" svg:y1="14.719cm" svg:x2="6.332cm" svg:y2="14.818cm">
            <text:p/>
          </draw:line>
          <draw:line draw:style-name="gr31" draw:text-style-name="P4" draw:layer="layout" svg:x1="6.431cm" svg:y1="14.719cm" svg:x2="6.431cm" svg:y2="14.818cm">
            <text:p/>
          </draw:line>
          <draw:line draw:style-name="gr32" draw:text-style-name="P4" draw:layer="layout" svg:x1="5.429cm" svg:y1="14.719cm" svg:x2="5.429cm" svg:y2="14.818cm">
            <text:p/>
          </draw:line>
          <draw:line draw:style-name="gr33" draw:text-style-name="P4" draw:layer="layout" svg:x1="5.332cm" svg:y1="14.719cm" svg:x2="5.332cm" svg:y2="14.818cm">
            <text:p/>
          </draw:line>
          <draw:line draw:style-name="gr34" draw:text-style-name="P3" draw:layer="layout" svg:x1="5.232cm" svg:y1="14.719cm" svg:x2="5.232cm" svg:y2="14.818cm">
            <text:p/>
          </draw:line>
          <draw:line draw:style-name="gr35" draw:text-style-name="P3" draw:layer="layout" svg:x1="5.131cm" svg:y1="14.719cm" svg:x2="5.131cm" svg:y2="14.818cm">
            <text:p/>
          </draw:line>
          <draw:line draw:style-name="gr36" draw:text-style-name="P3" draw:layer="layout" svg:x1="5.032cm" svg:y1="14.719cm" svg:x2="5.032cm" svg:y2="14.818cm">
            <text:p/>
          </draw:line>
          <draw:line draw:style-name="gr37" draw:text-style-name="P3" draw:layer="layout" svg:x1="4.931cm" svg:y1="14.719cm" svg:x2="4.931cm" svg:y2="14.818cm">
            <text:p/>
          </draw:line>
          <draw:line draw:style-name="gr38" draw:text-style-name="P3" draw:layer="layout" svg:x1="4.834cm" svg:y1="14.719cm" svg:x2="4.834cm" svg:y2="14.818cm">
            <text:p/>
          </draw:line>
          <draw:line draw:style-name="gr39" draw:text-style-name="P3" draw:layer="layout" svg:x1="4.732cm" svg:y1="14.719cm" svg:x2="4.732cm" svg:y2="14.818cm">
            <text:p/>
          </draw:line>
          <draw:line draw:style-name="gr40" draw:text-style-name="P3" draw:layer="layout" svg:x1="4.63cm" svg:y1="14.719cm" svg:x2="4.63cm" svg:y2="14.818cm">
            <text:p/>
          </draw:line>
          <draw:line draw:style-name="gr41" draw:text-style-name="P3" draw:layer="layout" svg:x1="6.532cm" svg:y1="14.668cm" svg:x2="6.532cm" svg:y2="14.867cm">
            <text:p/>
          </draw:line>
          <draw:line draw:style-name="gr42" draw:text-style-name="P4" draw:layer="layout" svg:x1="6.632cm" svg:y1="14.719cm" svg:x2="6.632cm" svg:y2="14.818cm">
            <text:p/>
          </draw:line>
          <draw:line draw:style-name="gr43" draw:text-style-name="P4" draw:layer="layout" svg:x1="6.729cm" svg:y1="14.719cm" svg:x2="6.729cm" svg:y2="14.818cm">
            <text:p/>
          </draw:line>
          <draw:line draw:style-name="gr44" draw:text-style-name="P4" draw:layer="layout" svg:x1="6.832cm" svg:y1="14.719cm" svg:x2="6.832cm" svg:y2="14.818cm">
            <text:p/>
          </draw:line>
          <draw:line draw:style-name="gr45" draw:text-style-name="P4" draw:layer="layout" svg:x1="6.932cm" svg:y1="14.719cm" svg:x2="6.932cm" svg:y2="14.818cm">
            <text:p/>
          </draw:line>
          <draw:line draw:style-name="gr46" draw:text-style-name="P4" draw:layer="layout" svg:x1="7.032cm" svg:y1="14.719cm" svg:x2="7.032cm" svg:y2="14.818cm">
            <text:p/>
          </draw:line>
          <draw:line draw:style-name="gr47" draw:text-style-name="P4" draw:layer="layout" svg:x1="7.132cm" svg:y1="14.719cm" svg:x2="7.132cm" svg:y2="14.818cm">
            <text:p/>
          </draw:line>
          <draw:line draw:style-name="gr48" draw:text-style-name="P4" draw:layer="layout" svg:x1="7.23cm" svg:y1="14.719cm" svg:x2="7.23cm" svg:y2="14.818cm">
            <text:p/>
          </draw:line>
          <draw:line draw:style-name="gr49" draw:text-style-name="P4" draw:layer="layout" svg:x1="7.332cm" svg:y1="14.719cm" svg:x2="7.332cm" svg:y2="14.818cm">
            <text:p/>
          </draw:line>
          <draw:line draw:style-name="gr50" draw:text-style-name="P4" draw:layer="layout" svg:x1="7.434cm" svg:y1="14.719cm" svg:x2="7.434cm" svg:y2="14.818cm">
            <text:p/>
          </draw:line>
          <draw:line draw:style-name="gr51" draw:text-style-name="P4" draw:layer="layout" svg:x1="6.431cm" svg:y1="14.719cm" svg:x2="6.431cm" svg:y2="14.818cm">
            <text:p/>
          </draw:line>
          <draw:line draw:style-name="gr52" draw:text-style-name="P4" draw:layer="layout" svg:x1="6.332cm" svg:y1="14.719cm" svg:x2="6.332cm" svg:y2="14.818cm">
            <text:p/>
          </draw:line>
          <draw:line draw:style-name="gr53" draw:text-style-name="P4" draw:layer="layout" svg:x1="6.231cm" svg:y1="14.719cm" svg:x2="6.231cm" svg:y2="14.818cm">
            <text:p/>
          </draw:line>
          <draw:line draw:style-name="gr54" draw:text-style-name="P4" draw:layer="layout" svg:x1="6.134cm" svg:y1="14.719cm" svg:x2="6.134cm" svg:y2="14.818cm">
            <text:p/>
          </draw:line>
          <draw:line draw:style-name="gr55" draw:text-style-name="P4" draw:layer="layout" svg:x1="6.032cm" svg:y1="14.719cm" svg:x2="6.032cm" svg:y2="14.818cm">
            <text:p/>
          </draw:line>
          <draw:line draw:style-name="gr56" draw:text-style-name="P4" draw:layer="layout" svg:x1="5.93cm" svg:y1="14.719cm" svg:x2="5.93cm" svg:y2="14.818cm">
            <text:p/>
          </draw:line>
          <draw:line draw:style-name="gr57" draw:text-style-name="P4" draw:layer="layout" svg:x1="5.832cm" svg:y1="14.719cm" svg:x2="5.832cm" svg:y2="14.818cm">
            <text:p/>
          </draw:line>
          <draw:line draw:style-name="gr58" draw:text-style-name="P4" draw:layer="layout" svg:x1="5.732cm" svg:y1="14.719cm" svg:x2="5.732cm" svg:y2="14.818cm">
            <text:p/>
          </draw:line>
          <draw:line draw:style-name="gr59" draw:text-style-name="P4" draw:layer="layout" svg:x1="5.632cm" svg:y1="14.719cm" svg:x2="5.632cm" svg:y2="14.818cm">
            <text:p/>
          </draw:line>
          <draw:line draw:style-name="gr60" draw:text-style-name="P3" draw:layer="layout" svg:x1="7.531cm" svg:y1="14.668cm" svg:x2="7.531cm" svg:y2="14.867cm">
            <text:p/>
          </draw:line>
          <draw:line draw:style-name="gr61" draw:text-style-name="P4" draw:layer="layout" svg:x1="7.632cm" svg:y1="14.719cm" svg:x2="7.632cm" svg:y2="14.818cm">
            <text:p/>
          </draw:line>
          <draw:line draw:style-name="gr62" draw:text-style-name="P4" draw:layer="layout" svg:x1="7.731cm" svg:y1="14.719cm" svg:x2="7.731cm" svg:y2="14.818cm">
            <text:p/>
          </draw:line>
          <draw:line draw:style-name="gr63" draw:text-style-name="P4" draw:layer="layout" svg:x1="7.832cm" svg:y1="14.719cm" svg:x2="7.832cm" svg:y2="14.818cm">
            <text:p/>
          </draw:line>
          <draw:line draw:style-name="gr64" draw:text-style-name="P4" draw:layer="layout" svg:x1="7.932cm" svg:y1="14.719cm" svg:x2="7.932cm" svg:y2="14.818cm">
            <text:p/>
          </draw:line>
          <draw:line draw:style-name="gr65" draw:text-style-name="P4" draw:layer="layout" svg:x1="8.029cm" svg:y1="14.719cm" svg:x2="8.029cm" svg:y2="14.818cm">
            <text:p/>
          </draw:line>
          <draw:line draw:style-name="gr66" draw:text-style-name="P4" draw:layer="layout" svg:x1="8.132cm" svg:y1="14.719cm" svg:x2="8.132cm" svg:y2="14.818cm">
            <text:p/>
          </draw:line>
          <draw:line draw:style-name="gr67" draw:text-style-name="P4" draw:layer="layout" svg:x1="8.233cm" svg:y1="14.719cm" svg:x2="8.233cm" svg:y2="14.818cm">
            <text:p/>
          </draw:line>
          <draw:line draw:style-name="gr68" draw:text-style-name="P4" draw:layer="layout" svg:x1="8.332cm" svg:y1="14.719cm" svg:x2="8.332cm" svg:y2="14.818cm">
            <text:p/>
          </draw:line>
          <draw:line draw:style-name="gr69" draw:text-style-name="P4" draw:layer="layout" svg:x1="8.432cm" svg:y1="14.719cm" svg:x2="8.432cm" svg:y2="14.818cm">
            <text:p/>
          </draw:line>
          <draw:line draw:style-name="gr70" draw:text-style-name="P4" draw:layer="layout" svg:x1="7.434cm" svg:y1="14.719cm" svg:x2="7.434cm" svg:y2="14.818cm">
            <text:p/>
          </draw:line>
          <draw:line draw:style-name="gr71" draw:text-style-name="P4" draw:layer="layout" svg:x1="7.332cm" svg:y1="14.719cm" svg:x2="7.332cm" svg:y2="14.818cm">
            <text:p/>
          </draw:line>
          <draw:line draw:style-name="gr72" draw:text-style-name="P4" draw:layer="layout" svg:x1="7.23cm" svg:y1="14.719cm" svg:x2="7.23cm" svg:y2="14.818cm">
            <text:p/>
          </draw:line>
          <draw:line draw:style-name="gr73" draw:text-style-name="P4" draw:layer="layout" svg:x1="7.132cm" svg:y1="14.719cm" svg:x2="7.132cm" svg:y2="14.818cm">
            <text:p/>
          </draw:line>
          <draw:line draw:style-name="gr74" draw:text-style-name="P4" draw:layer="layout" svg:x1="7.032cm" svg:y1="14.719cm" svg:x2="7.032cm" svg:y2="14.818cm">
            <text:p/>
          </draw:line>
          <draw:line draw:style-name="gr75" draw:text-style-name="P4" draw:layer="layout" svg:x1="6.932cm" svg:y1="14.719cm" svg:x2="6.932cm" svg:y2="14.818cm">
            <text:p/>
          </draw:line>
          <draw:line draw:style-name="gr76" draw:text-style-name="P4" draw:layer="layout" svg:x1="6.832cm" svg:y1="14.719cm" svg:x2="6.832cm" svg:y2="14.818cm">
            <text:p/>
          </draw:line>
          <draw:line draw:style-name="gr77" draw:text-style-name="P4" draw:layer="layout" svg:x1="6.729cm" svg:y1="14.719cm" svg:x2="6.729cm" svg:y2="14.818cm">
            <text:p/>
          </draw:line>
          <draw:line draw:style-name="gr78" draw:text-style-name="P4" draw:layer="layout" svg:x1="6.632cm" svg:y1="14.719cm" svg:x2="6.632cm" svg:y2="14.818cm">
            <text:p/>
          </draw:line>
          <draw:line draw:style-name="gr79" draw:text-style-name="P3" draw:layer="layout" svg:x1="8.53cm" svg:y1="14.668cm" svg:x2="8.53cm" svg:y2="14.867cm">
            <text:p/>
          </draw:line>
          <draw:line draw:style-name="gr80" draw:text-style-name="P4" draw:layer="layout" svg:x1="8.632cm" svg:y1="14.719cm" svg:x2="8.632cm" svg:y2="14.818cm">
            <text:p/>
          </draw:line>
          <draw:line draw:style-name="gr81" draw:text-style-name="P4" draw:layer="layout" svg:x1="8.731cm" svg:y1="14.719cm" svg:x2="8.731cm" svg:y2="14.818cm">
            <text:p/>
          </draw:line>
          <draw:line draw:style-name="gr82" draw:text-style-name="P4" draw:layer="layout" svg:x1="8.831cm" svg:y1="14.719cm" svg:x2="8.831cm" svg:y2="14.818cm">
            <text:p/>
          </draw:line>
          <draw:line draw:style-name="gr83" draw:text-style-name="P4" draw:layer="layout" svg:x1="8.932cm" svg:y1="14.719cm" svg:x2="8.932cm" svg:y2="14.818cm">
            <text:p/>
          </draw:line>
          <draw:line draw:style-name="gr84" draw:text-style-name="P4" draw:layer="layout" svg:x1="9.031cm" svg:y1="14.719cm" svg:x2="9.031cm" svg:y2="14.818cm">
            <text:p/>
          </draw:line>
          <draw:line draw:style-name="gr85" draw:text-style-name="P4" draw:layer="layout" svg:x1="9.132cm" svg:y1="14.719cm" svg:x2="9.132cm" svg:y2="14.818cm">
            <text:p/>
          </draw:line>
          <draw:line draw:style-name="gr86" draw:text-style-name="P4" draw:layer="layout" svg:x1="9.232cm" svg:y1="14.719cm" svg:x2="9.232cm" svg:y2="14.818cm">
            <text:p/>
          </draw:line>
          <draw:line draw:style-name="gr87" draw:text-style-name="P4" draw:layer="layout" svg:x1="9.332cm" svg:y1="14.719cm" svg:x2="9.332cm" svg:y2="14.818cm">
            <text:p/>
          </draw:line>
          <draw:line draw:style-name="gr88" draw:text-style-name="P4" draw:layer="layout" svg:x1="9.432cm" svg:y1="14.719cm" svg:x2="9.432cm" svg:y2="14.818cm">
            <text:p/>
          </draw:line>
          <draw:line draw:style-name="gr89" draw:text-style-name="P4" draw:layer="layout" svg:x1="8.432cm" svg:y1="14.719cm" svg:x2="8.432cm" svg:y2="14.818cm">
            <text:p/>
          </draw:line>
          <draw:line draw:style-name="gr90" draw:text-style-name="P4" draw:layer="layout" svg:x1="8.332cm" svg:y1="14.719cm" svg:x2="8.332cm" svg:y2="14.818cm">
            <text:p/>
          </draw:line>
          <draw:line draw:style-name="gr91" draw:text-style-name="P4" draw:layer="layout" svg:x1="8.233cm" svg:y1="14.719cm" svg:x2="8.233cm" svg:y2="14.818cm">
            <text:p/>
          </draw:line>
          <draw:line draw:style-name="gr92" draw:text-style-name="P4" draw:layer="layout" svg:x1="8.132cm" svg:y1="14.719cm" svg:x2="8.132cm" svg:y2="14.818cm">
            <text:p/>
          </draw:line>
          <draw:line draw:style-name="gr93" draw:text-style-name="P4" draw:layer="layout" svg:x1="8.029cm" svg:y1="14.719cm" svg:x2="8.029cm" svg:y2="14.818cm">
            <text:p/>
          </draw:line>
          <draw:line draw:style-name="gr94" draw:text-style-name="P4" draw:layer="layout" svg:x1="7.932cm" svg:y1="14.719cm" svg:x2="7.932cm" svg:y2="14.818cm">
            <text:p/>
          </draw:line>
          <draw:line draw:style-name="gr95" draw:text-style-name="P4" draw:layer="layout" svg:x1="7.832cm" svg:y1="14.719cm" svg:x2="7.832cm" svg:y2="14.818cm">
            <text:p/>
          </draw:line>
          <draw:line draw:style-name="gr96" draw:text-style-name="P4" draw:layer="layout" svg:x1="7.731cm" svg:y1="14.719cm" svg:x2="7.731cm" svg:y2="14.818cm">
            <text:p/>
          </draw:line>
          <draw:line draw:style-name="gr97" draw:text-style-name="P4" draw:layer="layout" svg:x1="7.632cm" svg:y1="14.719cm" svg:x2="7.632cm" svg:y2="14.818cm">
            <text:p/>
          </draw:line>
          <draw:line draw:style-name="gr98" draw:text-style-name="P3" draw:layer="layout" svg:x1="9.533cm" svg:y1="14.668cm" svg:x2="9.533cm" svg:y2="14.867cm">
            <text:p/>
          </draw:line>
          <draw:line draw:style-name="gr99" draw:text-style-name="P4" draw:layer="layout" svg:x1="9.632cm" svg:y1="14.719cm" svg:x2="9.632cm" svg:y2="14.818cm">
            <text:p/>
          </draw:line>
          <draw:line draw:style-name="gr100" draw:text-style-name="P4" draw:layer="layout" svg:x1="9.732cm" svg:y1="14.719cm" svg:x2="9.732cm" svg:y2="14.818cm">
            <text:p/>
          </draw:line>
          <draw:line draw:style-name="gr101" draw:text-style-name="P4" draw:layer="layout" svg:x1="9.83cm" svg:y1="14.719cm" svg:x2="9.83cm" svg:y2="14.818cm">
            <text:p/>
          </draw:line>
          <draw:line draw:style-name="gr102" draw:text-style-name="P4" draw:layer="layout" svg:x1="9.932cm" svg:y1="14.719cm" svg:x2="9.932cm" svg:y2="14.818cm">
            <text:p/>
          </draw:line>
          <draw:line draw:style-name="gr103" draw:text-style-name="P4" draw:layer="layout" svg:x1="10.031cm" svg:y1="14.719cm" svg:x2="10.031cm" svg:y2="14.818cm">
            <text:p/>
          </draw:line>
          <draw:line draw:style-name="gr104" draw:text-style-name="P4" draw:layer="layout" svg:x1="10.128cm" svg:y1="14.719cm" svg:x2="10.128cm" svg:y2="14.818cm">
            <text:p/>
          </draw:line>
          <draw:line draw:style-name="gr105" draw:text-style-name="P4" draw:layer="layout" svg:x1="10.232cm" svg:y1="14.719cm" svg:x2="10.232cm" svg:y2="14.818cm">
            <text:p/>
          </draw:line>
          <draw:line draw:style-name="gr106" draw:text-style-name="P4" draw:layer="layout" svg:x1="10.331cm" svg:y1="14.719cm" svg:x2="10.331cm" svg:y2="14.818cm">
            <text:p/>
          </draw:line>
          <draw:line draw:style-name="gr107" draw:text-style-name="P4" draw:layer="layout" svg:x1="10.432cm" svg:y1="14.719cm" svg:x2="10.432cm" svg:y2="14.818cm">
            <text:p/>
          </draw:line>
          <draw:line draw:style-name="gr108" draw:text-style-name="P4" draw:layer="layout" svg:x1="9.432cm" svg:y1="14.719cm" svg:x2="9.432cm" svg:y2="14.818cm">
            <text:p/>
          </draw:line>
          <draw:line draw:style-name="gr109" draw:text-style-name="P4" draw:layer="layout" svg:x1="9.332cm" svg:y1="14.719cm" svg:x2="9.332cm" svg:y2="14.818cm">
            <text:p/>
          </draw:line>
          <draw:line draw:style-name="gr110" draw:text-style-name="P4" draw:layer="layout" svg:x1="9.232cm" svg:y1="14.719cm" svg:x2="9.232cm" svg:y2="14.818cm">
            <text:p/>
          </draw:line>
          <draw:line draw:style-name="gr111" draw:text-style-name="P4" draw:layer="layout" svg:x1="9.132cm" svg:y1="14.719cm" svg:x2="9.132cm" svg:y2="14.818cm">
            <text:p/>
          </draw:line>
          <draw:line draw:style-name="gr112" draw:text-style-name="P4" draw:layer="layout" svg:x1="9.031cm" svg:y1="14.719cm" svg:x2="9.031cm" svg:y2="14.818cm">
            <text:p/>
          </draw:line>
          <draw:line draw:style-name="gr113" draw:text-style-name="P4" draw:layer="layout" svg:x1="8.932cm" svg:y1="14.719cm" svg:x2="8.932cm" svg:y2="14.818cm">
            <text:p/>
          </draw:line>
          <draw:line draw:style-name="gr114" draw:text-style-name="P4" draw:layer="layout" svg:x1="8.831cm" svg:y1="14.719cm" svg:x2="8.831cm" svg:y2="14.818cm">
            <text:p/>
          </draw:line>
          <draw:line draw:style-name="gr115" draw:text-style-name="P4" draw:layer="layout" svg:x1="8.731cm" svg:y1="14.719cm" svg:x2="8.731cm" svg:y2="14.818cm">
            <text:p/>
          </draw:line>
          <draw:line draw:style-name="gr116" draw:text-style-name="P4" draw:layer="layout" svg:x1="8.632cm" svg:y1="14.719cm" svg:x2="8.632cm" svg:y2="14.818cm">
            <text:p/>
          </draw:line>
          <draw:line draw:style-name="gr117" draw:text-style-name="P3" draw:layer="layout" svg:x1="10.532cm" svg:y1="14.668cm" svg:x2="10.532cm" svg:y2="14.867cm">
            <text:p/>
          </draw:line>
          <draw:line draw:style-name="gr118" draw:text-style-name="P4" draw:layer="layout" svg:x1="10.632cm" svg:y1="14.719cm" svg:x2="10.632cm" svg:y2="14.818cm">
            <text:p/>
          </draw:line>
          <draw:line draw:style-name="gr119" draw:text-style-name="P4" draw:layer="layout" svg:x1="10.732cm" svg:y1="14.719cm" svg:x2="10.732cm" svg:y2="14.818cm">
            <text:p/>
          </draw:line>
          <draw:line draw:style-name="gr120" draw:text-style-name="P4" draw:layer="layout" svg:x1="10.833cm" svg:y1="14.719cm" svg:x2="10.833cm" svg:y2="14.818cm">
            <text:p/>
          </draw:line>
          <draw:line draw:style-name="gr121" draw:text-style-name="P4" draw:layer="layout" svg:x1="10.932cm" svg:y1="14.719cm" svg:x2="10.932cm" svg:y2="14.818cm">
            <text:p/>
          </draw:line>
          <draw:line draw:style-name="gr122" draw:text-style-name="P4" draw:layer="layout" svg:x1="11.032cm" svg:y1="14.719cm" svg:x2="11.032cm" svg:y2="14.818cm">
            <text:p/>
          </draw:line>
          <draw:line draw:style-name="gr123" draw:text-style-name="P4" draw:layer="layout" svg:x1="11.13cm" svg:y1="14.719cm" svg:x2="11.13cm" svg:y2="14.818cm">
            <text:p/>
          </draw:line>
          <draw:line draw:style-name="gr124" draw:text-style-name="P4" draw:layer="layout" svg:x1="11.232cm" svg:y1="14.719cm" svg:x2="11.232cm" svg:y2="14.818cm">
            <text:p/>
          </draw:line>
          <draw:line draw:style-name="gr125" draw:text-style-name="P4" draw:layer="layout" svg:x1="11.331cm" svg:y1="14.719cm" svg:x2="11.331cm" svg:y2="14.818cm">
            <text:p/>
          </draw:line>
          <draw:line draw:style-name="gr126" draw:text-style-name="P4" draw:layer="layout" svg:x1="11.428cm" svg:y1="14.719cm" svg:x2="11.428cm" svg:y2="14.818cm">
            <text:p/>
          </draw:line>
          <draw:line draw:style-name="gr127" draw:text-style-name="P4" draw:layer="layout" svg:x1="10.432cm" svg:y1="14.719cm" svg:x2="10.432cm" svg:y2="14.818cm">
            <text:p/>
          </draw:line>
          <draw:line draw:style-name="gr128" draw:text-style-name="P4" draw:layer="layout" svg:x1="10.331cm" svg:y1="14.719cm" svg:x2="10.331cm" svg:y2="14.818cm">
            <text:p/>
          </draw:line>
          <draw:line draw:style-name="gr129" draw:text-style-name="P4" draw:layer="layout" svg:x1="10.232cm" svg:y1="14.719cm" svg:x2="10.232cm" svg:y2="14.818cm">
            <text:p/>
          </draw:line>
          <draw:line draw:style-name="gr130" draw:text-style-name="P4" draw:layer="layout" svg:x1="10.128cm" svg:y1="14.719cm" svg:x2="10.128cm" svg:y2="14.818cm">
            <text:p/>
          </draw:line>
          <draw:line draw:style-name="gr131" draw:text-style-name="P4" draw:layer="layout" svg:x1="10.031cm" svg:y1="14.719cm" svg:x2="10.031cm" svg:y2="14.818cm">
            <text:p/>
          </draw:line>
          <draw:line draw:style-name="gr132" draw:text-style-name="P4" draw:layer="layout" svg:x1="9.932cm" svg:y1="14.719cm" svg:x2="9.932cm" svg:y2="14.818cm">
            <text:p/>
          </draw:line>
          <draw:line draw:style-name="gr133" draw:text-style-name="P4" draw:layer="layout" svg:x1="9.83cm" svg:y1="14.719cm" svg:x2="9.83cm" svg:y2="14.818cm">
            <text:p/>
          </draw:line>
          <draw:line draw:style-name="gr134" draw:text-style-name="P4" draw:layer="layout" svg:x1="9.732cm" svg:y1="14.719cm" svg:x2="9.732cm" svg:y2="14.818cm">
            <text:p/>
          </draw:line>
          <draw:line draw:style-name="gr135" draw:text-style-name="P4" draw:layer="layout" svg:x1="9.632cm" svg:y1="14.719cm" svg:x2="9.632cm" svg:y2="14.818cm">
            <text:p/>
          </draw:line>
          <draw:line draw:style-name="gr136" draw:text-style-name="P3" draw:layer="layout" svg:x1="11.532cm" svg:y1="14.668cm" svg:x2="11.532cm" svg:y2="14.867cm">
            <text:p/>
          </draw:line>
          <draw:line draw:style-name="gr137" draw:text-style-name="P4" draw:layer="layout" svg:x1="11.631cm" svg:y1="14.719cm" svg:x2="11.631cm" svg:y2="14.818cm">
            <text:p/>
          </draw:line>
          <draw:line draw:style-name="gr138" draw:text-style-name="P4" draw:layer="layout" svg:x1="11.732cm" svg:y1="14.719cm" svg:x2="11.732cm" svg:y2="14.818cm">
            <text:p/>
          </draw:line>
          <draw:line draw:style-name="gr139" draw:text-style-name="P4" draw:layer="layout" svg:x1="11.832cm" svg:y1="14.719cm" svg:x2="11.832cm" svg:y2="14.818cm">
            <text:p/>
          </draw:line>
          <draw:line draw:style-name="gr140" draw:text-style-name="P4" draw:layer="layout" svg:x1="11.932cm" svg:y1="14.719cm" svg:x2="11.932cm" svg:y2="14.818cm">
            <text:p/>
          </draw:line>
          <draw:line draw:style-name="gr141" draw:text-style-name="P4" draw:layer="layout" svg:x1="12.032cm" svg:y1="14.719cm" svg:x2="12.032cm" svg:y2="14.818cm">
            <text:p/>
          </draw:line>
          <draw:line draw:style-name="gr142" draw:text-style-name="P4" draw:layer="layout" svg:x1="12.133cm" svg:y1="14.719cm" svg:x2="12.133cm" svg:y2="14.818cm">
            <text:p/>
          </draw:line>
          <draw:line draw:style-name="gr143" draw:text-style-name="P4" draw:layer="layout" svg:x1="12.232cm" svg:y1="14.719cm" svg:x2="12.232cm" svg:y2="14.818cm">
            <text:p/>
          </draw:line>
          <draw:line draw:style-name="gr144" draw:text-style-name="P4" draw:layer="layout" svg:x1="12.332cm" svg:y1="14.719cm" svg:x2="12.332cm" svg:y2="14.818cm">
            <text:p/>
          </draw:line>
          <draw:line draw:style-name="gr145" draw:text-style-name="P4" draw:layer="layout" svg:x1="12.43cm" svg:y1="14.719cm" svg:x2="12.43cm" svg:y2="14.818cm">
            <text:p/>
          </draw:line>
          <draw:line draw:style-name="gr146" draw:text-style-name="P4" draw:layer="layout" svg:x1="11.428cm" svg:y1="14.719cm" svg:x2="11.428cm" svg:y2="14.818cm">
            <text:p/>
          </draw:line>
          <draw:line draw:style-name="gr147" draw:text-style-name="P4" draw:layer="layout" svg:x1="11.331cm" svg:y1="14.719cm" svg:x2="11.331cm" svg:y2="14.818cm">
            <text:p/>
          </draw:line>
          <draw:line draw:style-name="gr148" draw:text-style-name="P4" draw:layer="layout" svg:x1="11.232cm" svg:y1="14.719cm" svg:x2="11.232cm" svg:y2="14.818cm">
            <text:p/>
          </draw:line>
          <draw:line draw:style-name="gr149" draw:text-style-name="P4" draw:layer="layout" svg:x1="11.13cm" svg:y1="14.719cm" svg:x2="11.13cm" svg:y2="14.818cm">
            <text:p/>
          </draw:line>
          <draw:line draw:style-name="gr150" draw:text-style-name="P4" draw:layer="layout" svg:x1="11.032cm" svg:y1="14.719cm" svg:x2="11.032cm" svg:y2="14.818cm">
            <text:p/>
          </draw:line>
          <draw:line draw:style-name="gr151" draw:text-style-name="P4" draw:layer="layout" svg:x1="10.932cm" svg:y1="14.719cm" svg:x2="10.932cm" svg:y2="14.818cm">
            <text:p/>
          </draw:line>
          <draw:line draw:style-name="gr152" draw:text-style-name="P4" draw:layer="layout" svg:x1="10.833cm" svg:y1="14.719cm" svg:x2="10.833cm" svg:y2="14.818cm">
            <text:p/>
          </draw:line>
          <draw:line draw:style-name="gr153" draw:text-style-name="P4" draw:layer="layout" svg:x1="10.732cm" svg:y1="14.719cm" svg:x2="10.732cm" svg:y2="14.818cm">
            <text:p/>
          </draw:line>
          <draw:line draw:style-name="gr154" draw:text-style-name="P4" draw:layer="layout" svg:x1="10.632cm" svg:y1="14.719cm" svg:x2="10.632cm" svg:y2="14.818cm">
            <text:p/>
          </draw:line>
          <draw:line draw:style-name="gr155" draw:text-style-name="P3" draw:layer="layout" svg:x1="12.532cm" svg:y1="14.668cm" svg:x2="12.532cm" svg:y2="14.867cm">
            <text:p/>
          </draw:line>
          <draw:line draw:style-name="gr156" draw:text-style-name="P4" draw:layer="layout" svg:x1="12.631cm" svg:y1="14.719cm" svg:x2="12.631cm" svg:y2="14.818cm">
            <text:p/>
          </draw:line>
          <draw:line draw:style-name="gr157" draw:text-style-name="P4" draw:layer="layout" svg:x1="12.728cm" svg:y1="14.719cm" svg:x2="12.728cm" svg:y2="14.818cm">
            <text:p/>
          </draw:line>
          <draw:line draw:style-name="gr158" draw:text-style-name="P4" draw:layer="layout" svg:x1="12.832cm" svg:y1="14.719cm" svg:x2="12.832cm" svg:y2="14.818cm">
            <text:p/>
          </draw:line>
          <draw:line draw:style-name="gr159" draw:text-style-name="P4" draw:layer="layout" svg:x1="12.932cm" svg:y1="14.719cm" svg:x2="12.932cm" svg:y2="14.818cm">
            <text:p/>
          </draw:line>
          <draw:line draw:style-name="gr160" draw:text-style-name="P4" draw:layer="layout" svg:x1="13.032cm" svg:y1="14.719cm" svg:x2="13.032cm" svg:y2="14.818cm">
            <text:p/>
          </draw:line>
          <draw:line draw:style-name="gr161" draw:text-style-name="P4" draw:layer="layout" svg:x1="13.132cm" svg:y1="14.719cm" svg:x2="13.132cm" svg:y2="14.818cm">
            <text:p/>
          </draw:line>
          <draw:line draw:style-name="gr162" draw:text-style-name="P4" draw:layer="layout" svg:x1="13.232cm" svg:y1="14.719cm" svg:x2="13.232cm" svg:y2="14.818cm">
            <text:p/>
          </draw:line>
          <draw:line draw:style-name="gr163" draw:text-style-name="P4" draw:layer="layout" svg:x1="13.332cm" svg:y1="14.719cm" svg:x2="13.332cm" svg:y2="14.818cm">
            <text:p/>
          </draw:line>
          <draw:line draw:style-name="gr164" draw:text-style-name="P4" draw:layer="layout" svg:x1="13.43cm" svg:y1="14.719cm" svg:x2="13.43cm" svg:y2="14.818cm">
            <text:p/>
          </draw:line>
          <draw:line draw:style-name="gr165" draw:text-style-name="P4" draw:layer="layout" svg:x1="12.43cm" svg:y1="14.719cm" svg:x2="12.43cm" svg:y2="14.818cm">
            <text:p/>
          </draw:line>
          <draw:line draw:style-name="gr166" draw:text-style-name="P4" draw:layer="layout" svg:x1="12.332cm" svg:y1="14.719cm" svg:x2="12.332cm" svg:y2="14.818cm">
            <text:p/>
          </draw:line>
          <draw:line draw:style-name="gr167" draw:text-style-name="P4" draw:layer="layout" svg:x1="12.232cm" svg:y1="14.719cm" svg:x2="12.232cm" svg:y2="14.818cm">
            <text:p/>
          </draw:line>
          <draw:line draw:style-name="gr168" draw:text-style-name="P4" draw:layer="layout" svg:x1="12.133cm" svg:y1="14.719cm" svg:x2="12.133cm" svg:y2="14.818cm">
            <text:p/>
          </draw:line>
          <draw:line draw:style-name="gr169" draw:text-style-name="P4" draw:layer="layout" svg:x1="12.032cm" svg:y1="14.719cm" svg:x2="12.032cm" svg:y2="14.818cm">
            <text:p/>
          </draw:line>
          <draw:line draw:style-name="gr170" draw:text-style-name="P4" draw:layer="layout" svg:x1="11.932cm" svg:y1="14.719cm" svg:x2="11.932cm" svg:y2="14.818cm">
            <text:p/>
          </draw:line>
          <draw:line draw:style-name="gr171" draw:text-style-name="P4" draw:layer="layout" svg:x1="11.832cm" svg:y1="14.719cm" svg:x2="11.832cm" svg:y2="14.818cm">
            <text:p/>
          </draw:line>
          <draw:line draw:style-name="gr172" draw:text-style-name="P4" draw:layer="layout" svg:x1="11.732cm" svg:y1="14.719cm" svg:x2="11.732cm" svg:y2="14.818cm">
            <text:p/>
          </draw:line>
          <draw:line draw:style-name="gr173" draw:text-style-name="P4" draw:layer="layout" svg:x1="11.631cm" svg:y1="14.719cm" svg:x2="11.631cm" svg:y2="14.818cm">
            <text:p/>
          </draw:line>
          <draw:line draw:style-name="gr174" draw:text-style-name="P3" draw:layer="layout" svg:x1="3.432cm" svg:y1="14.719cm" svg:x2="3.432cm" svg:y2="14.818cm">
            <text:p/>
          </draw:line>
          <draw:frame draw:style-name="gr175" draw:text-style-name="P2" draw:layer="layout" svg:width="0.708cm" svg:height="0.63cm" svg:x="13.177cm" svg:y="14.92cm">
            <draw:text-box>
              <text:p text:style-name="P1"><text:span text:style-name="T1">6</text:span></text:p>
            </draw:text-box>
          </draw:frame>
          <draw:line draw:style-name="gr176" draw:text-style-name="P3" draw:layer="layout" svg:x1="13.532cm" svg:y1="14.615cm" svg:x2="13.532cm" svg:y2="14.914cm">
            <text:p/>
          </draw:line>
          <draw:line draw:style-name="gr177" draw:text-style-name="P3" draw:layer="layout" svg:x1="14.532cm" svg:y1="14.668cm" svg:x2="14.532cm" svg:y2="14.867cm">
            <text:p/>
          </draw:line>
          <draw:line draw:style-name="gr178" draw:text-style-name="P4" draw:layer="layout" svg:x1="14.632cm" svg:y1="14.719cm" svg:x2="14.632cm" svg:y2="14.818cm">
            <text:p/>
          </draw:line>
          <draw:line draw:style-name="gr179" draw:text-style-name="P4" draw:layer="layout" svg:x1="14.73cm" svg:y1="14.719cm" svg:x2="14.73cm" svg:y2="14.818cm">
            <text:p/>
          </draw:line>
          <draw:line draw:style-name="gr180" draw:text-style-name="P4" draw:layer="layout" svg:x1="14.832cm" svg:y1="14.719cm" svg:x2="14.832cm" svg:y2="14.818cm">
            <text:p/>
          </draw:line>
          <draw:line draw:style-name="gr181" draw:text-style-name="P4" draw:layer="layout" svg:x1="14.932cm" svg:y1="14.719cm" svg:x2="14.932cm" svg:y2="14.818cm">
            <text:p/>
          </draw:line>
          <draw:line draw:style-name="gr182" draw:text-style-name="P4" draw:layer="layout" svg:x1="15.03cm" svg:y1="14.719cm" svg:x2="15.03cm" svg:y2="14.818cm">
            <text:p/>
          </draw:line>
          <draw:line draw:style-name="gr183" draw:text-style-name="P4" draw:layer="layout" svg:x1="15.132cm" svg:y1="14.719cm" svg:x2="15.132cm" svg:y2="14.818cm">
            <text:p/>
          </draw:line>
          <draw:line draw:style-name="gr184" draw:text-style-name="P4" draw:layer="layout" svg:x1="15.231cm" svg:y1="14.719cm" svg:x2="15.231cm" svg:y2="14.818cm">
            <text:p/>
          </draw:line>
          <draw:line draw:style-name="gr185" draw:text-style-name="P4" draw:layer="layout" svg:x1="15.332cm" svg:y1="14.719cm" svg:x2="15.332cm" svg:y2="14.818cm">
            <text:p/>
          </draw:line>
          <draw:line draw:style-name="gr186" draw:text-style-name="P4" draw:layer="layout" svg:x1="15.432cm" svg:y1="14.719cm" svg:x2="15.432cm" svg:y2="14.818cm">
            <text:p/>
          </draw:line>
          <draw:line draw:style-name="gr187" draw:text-style-name="P4" draw:layer="layout" svg:x1="14.432cm" svg:y1="14.719cm" svg:x2="14.432cm" svg:y2="14.818cm">
            <text:p/>
          </draw:line>
          <draw:line draw:style-name="gr188" draw:text-style-name="P4" draw:layer="layout" svg:x1="14.332cm" svg:y1="14.719cm" svg:x2="14.332cm" svg:y2="14.818cm">
            <text:p/>
          </draw:line>
          <draw:line draw:style-name="gr189" draw:text-style-name="P4" draw:layer="layout" svg:x1="14.232cm" svg:y1="14.719cm" svg:x2="14.232cm" svg:y2="14.818cm">
            <text:p/>
          </draw:line>
          <draw:line draw:style-name="gr190" draw:text-style-name="P4" draw:layer="layout" svg:x1="14.132cm" svg:y1="14.719cm" svg:x2="14.132cm" svg:y2="14.818cm">
            <text:p/>
          </draw:line>
          <draw:line draw:style-name="gr191" draw:text-style-name="P4" draw:layer="layout" svg:x1="14.032cm" svg:y1="14.719cm" svg:x2="14.032cm" svg:y2="14.818cm">
            <text:p/>
          </draw:line>
          <draw:line draw:style-name="gr192" draw:text-style-name="P4" draw:layer="layout" svg:x1="13.931cm" svg:y1="14.719cm" svg:x2="13.931cm" svg:y2="14.818cm">
            <text:p/>
          </draw:line>
          <draw:line draw:style-name="gr193" draw:text-style-name="P4" draw:layer="layout" svg:x1="13.832cm" svg:y1="14.719cm" svg:x2="13.832cm" svg:y2="14.818cm">
            <text:p/>
          </draw:line>
          <draw:line draw:style-name="gr194" draw:text-style-name="P4" draw:layer="layout" svg:x1="13.73cm" svg:y1="14.719cm" svg:x2="13.73cm" svg:y2="14.818cm">
            <text:p/>
          </draw:line>
          <draw:line draw:style-name="gr195" draw:text-style-name="P4" draw:layer="layout" svg:x1="13.632cm" svg:y1="14.719cm" svg:x2="13.632cm" svg:y2="14.818cm">
            <text:p/>
          </draw:line>
          <draw:line draw:style-name="gr196" draw:text-style-name="P3" draw:layer="layout" svg:x1="15.532cm" svg:y1="14.668cm" svg:x2="15.532cm" svg:y2="14.867cm">
            <text:p/>
          </draw:line>
          <draw:line draw:style-name="gr197" draw:text-style-name="P4" draw:layer="layout" svg:x1="15.632cm" svg:y1="14.719cm" svg:x2="15.632cm" svg:y2="14.818cm">
            <text:p/>
          </draw:line>
          <draw:line draw:style-name="gr198" draw:text-style-name="P4" draw:layer="layout" svg:x1="15.732cm" svg:y1="14.719cm" svg:x2="15.732cm" svg:y2="14.818cm">
            <text:p/>
          </draw:line>
          <draw:line draw:style-name="gr199" draw:text-style-name="P4" draw:layer="layout" svg:x1="15.832cm" svg:y1="14.719cm" svg:x2="15.832cm" svg:y2="14.818cm">
            <text:p/>
          </draw:line>
          <draw:line draw:style-name="gr200" draw:text-style-name="P4" draw:layer="layout" svg:x1="15.932cm" svg:y1="14.719cm" svg:x2="15.932cm" svg:y2="14.818cm">
            <text:p/>
          </draw:line>
          <draw:line draw:style-name="gr201" draw:text-style-name="P4" draw:layer="layout" svg:x1="16.03cm" svg:y1="14.719cm" svg:x2="16.03cm" svg:y2="14.818cm">
            <text:p/>
          </draw:line>
          <draw:line draw:style-name="gr202" draw:text-style-name="P4" draw:layer="layout" svg:x1="16.132cm" svg:y1="14.719cm" svg:x2="16.132cm" svg:y2="14.818cm">
            <text:p/>
          </draw:line>
          <draw:line draw:style-name="gr203" draw:text-style-name="P4" draw:layer="layout" svg:x1="16.234cm" svg:y1="14.719cm" svg:x2="16.234cm" svg:y2="14.818cm">
            <text:p/>
          </draw:line>
          <draw:line draw:style-name="gr204" draw:text-style-name="P4" draw:layer="layout" svg:x1="16.33cm" svg:y1="14.719cm" svg:x2="16.33cm" svg:y2="14.818cm">
            <text:p/>
          </draw:line>
          <draw:line draw:style-name="gr205" draw:text-style-name="P4" draw:layer="layout" svg:x1="16.432cm" svg:y1="14.719cm" svg:x2="16.432cm" svg:y2="14.818cm">
            <text:p/>
          </draw:line>
          <draw:line draw:style-name="gr206" draw:text-style-name="P4" draw:layer="layout" svg:x1="15.432cm" svg:y1="14.719cm" svg:x2="15.432cm" svg:y2="14.818cm">
            <text:p/>
          </draw:line>
          <draw:line draw:style-name="gr207" draw:text-style-name="P4" draw:layer="layout" svg:x1="15.332cm" svg:y1="14.719cm" svg:x2="15.332cm" svg:y2="14.818cm">
            <text:p/>
          </draw:line>
          <draw:line draw:style-name="gr208" draw:text-style-name="P4" draw:layer="layout" svg:x1="15.231cm" svg:y1="14.719cm" svg:x2="15.231cm" svg:y2="14.818cm">
            <text:p/>
          </draw:line>
          <draw:line draw:style-name="gr209" draw:text-style-name="P4" draw:layer="layout" svg:x1="15.132cm" svg:y1="14.719cm" svg:x2="15.132cm" svg:y2="14.818cm">
            <text:p/>
          </draw:line>
          <draw:line draw:style-name="gr210" draw:text-style-name="P4" draw:layer="layout" svg:x1="15.03cm" svg:y1="14.719cm" svg:x2="15.03cm" svg:y2="14.818cm">
            <text:p/>
          </draw:line>
          <draw:line draw:style-name="gr211" draw:text-style-name="P4" draw:layer="layout" svg:x1="14.932cm" svg:y1="14.719cm" svg:x2="14.932cm" svg:y2="14.818cm">
            <text:p/>
          </draw:line>
          <draw:line draw:style-name="gr212" draw:text-style-name="P4" draw:layer="layout" svg:x1="14.832cm" svg:y1="14.719cm" svg:x2="14.832cm" svg:y2="14.818cm">
            <text:p/>
          </draw:line>
          <draw:line draw:style-name="gr213" draw:text-style-name="P4" draw:layer="layout" svg:x1="14.73cm" svg:y1="14.719cm" svg:x2="14.73cm" svg:y2="14.818cm">
            <text:p/>
          </draw:line>
          <draw:line draw:style-name="gr214" draw:text-style-name="P4" draw:layer="layout" svg:x1="14.632cm" svg:y1="14.719cm" svg:x2="14.632cm" svg:y2="14.818cm">
            <text:p/>
          </draw:line>
          <draw:line draw:style-name="gr215" draw:text-style-name="P3" draw:layer="layout" svg:x1="16.531cm" svg:y1="14.668cm" svg:x2="16.531cm" svg:y2="14.867cm">
            <text:p/>
          </draw:line>
          <draw:line draw:style-name="gr216" draw:text-style-name="P3" draw:layer="layout" svg:x1="16.632cm" svg:y1="14.719cm" svg:x2="16.632cm" svg:y2="14.818cm">
            <text:p/>
          </draw:line>
          <draw:line draw:style-name="gr217" draw:text-style-name="P3" draw:layer="layout" svg:x1="16.732cm" svg:y1="14.719cm" svg:x2="16.732cm" svg:y2="14.818cm">
            <text:p/>
          </draw:line>
          <draw:line draw:style-name="gr218" draw:text-style-name="P3" draw:layer="layout" svg:x1="16.832cm" svg:y1="14.719cm" svg:x2="16.832cm" svg:y2="14.818cm">
            <text:p/>
          </draw:line>
          <draw:line draw:style-name="gr219" draw:text-style-name="P3" draw:layer="layout" svg:x1="16.932cm" svg:y1="14.719cm" svg:x2="16.932cm" svg:y2="14.818cm">
            <text:p/>
          </draw:line>
          <draw:line draw:style-name="gr220" draw:text-style-name="P3" draw:layer="layout" svg:x1="17.032cm" svg:y1="14.719cm" svg:x2="17.032cm" svg:y2="14.818cm">
            <text:p/>
          </draw:line>
          <draw:line draw:style-name="gr221" draw:text-style-name="P3" draw:layer="layout" svg:x1="17.132cm" svg:y1="14.719cm" svg:x2="17.132cm" svg:y2="14.818cm">
            <text:p/>
          </draw:line>
          <draw:line draw:style-name="gr222" draw:text-style-name="P3" draw:layer="layout" svg:x1="17.232cm" svg:y1="14.719cm" svg:x2="17.232cm" svg:y2="14.818cm">
            <text:p/>
          </draw:line>
          <draw:line draw:style-name="gr223" draw:text-style-name="P3" draw:layer="layout" svg:x1="17.33cm" svg:y1="14.719cm" svg:x2="17.33cm" svg:y2="14.818cm">
            <text:p/>
          </draw:line>
          <draw:line draw:style-name="gr224" draw:text-style-name="P4" draw:layer="layout" svg:x1="16.432cm" svg:y1="14.719cm" svg:x2="16.432cm" svg:y2="14.818cm">
            <text:p/>
          </draw:line>
          <draw:line draw:style-name="gr225" draw:text-style-name="P4" draw:layer="layout" svg:x1="16.33cm" svg:y1="14.719cm" svg:x2="16.33cm" svg:y2="14.818cm">
            <text:p/>
          </draw:line>
          <draw:line draw:style-name="gr226" draw:text-style-name="P4" draw:layer="layout" svg:x1="16.234cm" svg:y1="14.719cm" svg:x2="16.234cm" svg:y2="14.818cm">
            <text:p/>
          </draw:line>
          <draw:line draw:style-name="gr227" draw:text-style-name="P4" draw:layer="layout" svg:x1="16.132cm" svg:y1="14.719cm" svg:x2="16.132cm" svg:y2="14.818cm">
            <text:p/>
          </draw:line>
          <draw:line draw:style-name="gr228" draw:text-style-name="P4" draw:layer="layout" svg:x1="16.03cm" svg:y1="14.719cm" svg:x2="16.03cm" svg:y2="14.818cm">
            <text:p/>
          </draw:line>
          <draw:line draw:style-name="gr229" draw:text-style-name="P4" draw:layer="layout" svg:x1="15.932cm" svg:y1="14.719cm" svg:x2="15.932cm" svg:y2="14.818cm">
            <text:p/>
          </draw:line>
          <draw:line draw:style-name="gr230" draw:text-style-name="P4" draw:layer="layout" svg:x1="15.832cm" svg:y1="14.719cm" svg:x2="15.832cm" svg:y2="14.818cm">
            <text:p/>
          </draw:line>
          <draw:line draw:style-name="gr231" draw:text-style-name="P4" draw:layer="layout" svg:x1="15.732cm" svg:y1="14.719cm" svg:x2="15.732cm" svg:y2="14.818cm">
            <text:p/>
          </draw:line>
          <draw:line draw:style-name="gr232" draw:text-style-name="P4" draw:layer="layout" svg:x1="15.632cm" svg:y1="14.719cm" svg:x2="15.632cm" svg:y2="14.818cm">
            <text:p/>
          </draw:line>
          <draw:line draw:style-name="gr233" draw:text-style-name="P3" draw:layer="layout" svg:x1="17.33cm" svg:y1="14.719cm" svg:x2="17.33cm" svg:y2="14.818cm">
            <text:p/>
          </draw:line>
          <draw:line draw:style-name="gr234" draw:text-style-name="P3" draw:layer="layout" svg:x1="17.232cm" svg:y1="14.719cm" svg:x2="17.232cm" svg:y2="14.818cm">
            <text:p/>
          </draw:line>
          <draw:line draw:style-name="gr235" draw:text-style-name="P3" draw:layer="layout" svg:x1="17.132cm" svg:y1="14.719cm" svg:x2="17.132cm" svg:y2="14.818cm">
            <text:p/>
          </draw:line>
          <draw:line draw:style-name="gr236" draw:text-style-name="P3" draw:layer="layout" svg:x1="17.032cm" svg:y1="14.719cm" svg:x2="17.032cm" svg:y2="14.818cm">
            <text:p/>
          </draw:line>
          <draw:line draw:style-name="gr237" draw:text-style-name="P3" draw:layer="layout" svg:x1="16.932cm" svg:y1="14.719cm" svg:x2="16.932cm" svg:y2="14.818cm">
            <text:p/>
          </draw:line>
          <draw:line draw:style-name="gr238" draw:text-style-name="P3" draw:layer="layout" svg:x1="16.832cm" svg:y1="14.719cm" svg:x2="16.832cm" svg:y2="14.818cm">
            <text:p/>
          </draw:line>
          <draw:line draw:style-name="gr239" draw:text-style-name="P3" draw:layer="layout" svg:x1="16.732cm" svg:y1="14.719cm" svg:x2="16.732cm" svg:y2="14.818cm">
            <text:p/>
          </draw:line>
          <draw:line draw:style-name="gr240" draw:text-style-name="P3" draw:layer="layout" svg:x1="16.632cm" svg:y1="14.719cm" svg:x2="16.632cm" svg:y2="14.818cm">
            <text:p/>
          </draw:line>
          <draw:frame draw:style-name="gr241" draw:text-style-name="P2" draw:layer="layout" svg:width="0.724cm" svg:height="0.63cm" svg:x="5.97cm" svg:y="14.126cm">
            <draw:text-box>
              <text:p text:style-name="P1"><text:span text:style-name="T1">A</text:span></text:p>
            </draw:text-box>
          </draw:frame>
          <draw:line draw:style-name="gr242" draw:text-style-name="P3" draw:layer="layout" svg:x1="6.332cm" svg:y1="14.615cm" svg:x2="6.332cm" svg:y2="14.915cm">
            <text:p/>
          </draw:line>
          <draw:frame draw:style-name="gr243" draw:text-style-name="P2" draw:layer="layout" svg:width="0.724cm" svg:height="0.63cm" svg:x="14.869cm" svg:y="14.126cm">
            <draw:text-box>
              <text:p text:style-name="P1"><text:span text:style-name="T1">B</text:span></text:p>
            </draw:text-box>
          </draw:frame>
          <draw:line draw:style-name="gr244" draw:text-style-name="P3" draw:layer="layout" svg:x1="15.231cm" svg:y1="14.615cm" svg:x2="15.231cm" svg:y2="14.915cm">
            <text:p/>
          </draw:line>
          <draw:frame draw:style-name="gr245" draw:text-style-name="P2" draw:layer="layout" svg:width="0.726cm" svg:height="0.63cm" svg:x="9.366cm" svg:y="14.126cm">
            <draw:text-box>
              <text:p text:style-name="P1"><text:span text:style-name="T1">C</text:span></text:p>
            </draw:text-box>
          </draw:frame>
          <draw:line draw:style-name="gr246" draw:text-style-name="P3" draw:layer="layout" svg:x1="9.732cm" svg:y1="14.615cm" svg:x2="9.732cm" svg:y2="14.915cm">
            <text:p/>
          </draw:line>
          <draw:line draw:style-name="gr247" draw:text-style-name="P5" draw:layer="layout" svg:x1="3.437cm" svg:y1="14.773cm" svg:x2="17.748cm" svg:y2="14.77cm">
            <text:p/>
          </draw:line>
          <draw:frame draw:style-name="gr248" draw:text-style-name="P2" draw:layer="layout" svg:width="1.013cm" svg:height="0.63cm" svg:x="8.06cm" svg:y="14.917cm">
            <draw:text-box>
              <text:p text:style-name="P1"><text:span text:style-name="T1">5,5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Normal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6140" draw:display-name="Dashed (var) 6140" draw:style="rect" draw:dots1="1" draw:dots1-length="0.011cm" draw:dots2="1" draw:dots2-length="0.011cm" draw:distance="0.011cm"/>
    <draw:stroke-dash draw:name="Dashed_20__28_var_29__20_6141" draw:display-name="Dashed (var) 6141" draw:style="rect" draw:dots1="1" draw:dots1-length="0.011cm" draw:dots2="1" draw:dots2-length="0.011cm" draw:distance="0.011cm"/>
    <draw:stroke-dash draw:name="Dashed_20__28_var_29__20_6142" draw:display-name="Dashed (var) 6142" draw:style="rect" draw:dots1="1" draw:dots1-length="0.011cm" draw:dots2="1" draw:dots2-length="0.011cm" draw:distance="0.011cm"/>
    <draw:stroke-dash draw:name="Dashed_20__28_var_29__20_6143" draw:display-name="Dashed (var) 6143" draw:style="rect" draw:dots1="1" draw:dots1-length="0.011cm" draw:dots2="1" draw:dots2-length="0.011cm" draw:distance="0.011cm"/>
    <draw:stroke-dash draw:name="Dashed_20__28_var_29__20_6144" draw:display-name="Dashed (var) 6144" draw:style="rect" draw:dots1="1" draw:dots1-length="0.011cm" draw:dots2="1" draw:dots2-length="0.011cm" draw:distance="0.011cm"/>
    <draw:stroke-dash draw:name="Dashed_20__28_var_29__20_6145" draw:display-name="Dashed (var) 6145" draw:style="rect" draw:dots1="1" draw:dots1-length="0.011cm" draw:dots2="1" draw:dots2-length="0.011cm" draw:distance="0.011cm"/>
    <draw:stroke-dash draw:name="Dashed_20__28_var_29__20_6146" draw:display-name="Dashed (var) 6146" draw:style="rect" draw:dots1="1" draw:dots1-length="0.011cm" draw:dots2="1" draw:dots2-length="0.011cm" draw:distance="0.011cm"/>
    <draw:stroke-dash draw:name="Dashed_20__28_var_29__20_6147" draw:display-name="Dashed (var) 6147" draw:style="rect" draw:dots1="1" draw:dots1-length="0.011cm" draw:dots2="1" draw:dots2-length="0.011cm" draw:distance="0.011cm"/>
    <draw:stroke-dash draw:name="Dashed_20__28_var_29__20_6148" draw:display-name="Dashed (var) 6148" draw:style="rect" draw:dots1="1" draw:dots1-length="0.011cm" draw:dots2="1" draw:dots2-length="0.011cm" draw:distance="0.011cm"/>
    <draw:stroke-dash draw:name="Dashed_20__28_var_29__20_6149" draw:display-name="Dashed (var) 6149" draw:style="rect" draw:dots1="1" draw:dots1-length="0.011cm" draw:dots2="1" draw:dots2-length="0.011cm" draw:distance="0.011cm"/>
    <draw:stroke-dash draw:name="Dashed_20__28_var_29__20_6150" draw:display-name="Dashed (var) 6150" draw:style="rect" draw:dots1="1" draw:dots1-length="0.011cm" draw:dots2="1" draw:dots2-length="0.011cm" draw:distance="0.011cm"/>
    <draw:stroke-dash draw:name="Dashed_20__28_var_29__20_6151" draw:display-name="Dashed (var) 6151" draw:style="rect" draw:dots1="1" draw:dots1-length="0.011cm" draw:dots2="1" draw:dots2-length="0.011cm" draw:distance="0.011cm"/>
    <draw:stroke-dash draw:name="Dashed_20__28_var_29__20_6152" draw:display-name="Dashed (var) 6152" draw:style="rect" draw:dots1="1" draw:dots1-length="0.011cm" draw:dots2="1" draw:dots2-length="0.011cm" draw:distance="0.011cm"/>
    <draw:stroke-dash draw:name="Dashed_20__28_var_29__20_6153" draw:display-name="Dashed (var) 6153" draw:style="rect" draw:dots1="1" draw:dots1-length="0.011cm" draw:dots2="1" draw:dots2-length="0.011cm" draw:distance="0.011cm"/>
    <draw:stroke-dash draw:name="Dashed_20__28_var_29__20_6154" draw:display-name="Dashed (var) 6154" draw:style="rect" draw:dots1="1" draw:dots1-length="0.011cm" draw:dots2="1" draw:dots2-length="0.011cm" draw:distance="0.011cm"/>
    <draw:stroke-dash draw:name="Dashed_20__28_var_29__20_6155" draw:display-name="Dashed (var) 6155" draw:style="rect" draw:dots1="1" draw:dots1-length="0.011cm" draw:dots2="1" draw:dots2-length="0.011cm" draw:distance="0.011cm"/>
    <draw:stroke-dash draw:name="Dashed_20__28_var_29__20_6156" draw:display-name="Dashed (var) 6156" draw:style="rect" draw:dots1="1" draw:dots1-length="0.011cm" draw:dots2="1" draw:dots2-length="0.011cm" draw:distance="0.011cm"/>
    <draw:stroke-dash draw:name="Dashed_20__28_var_29__20_6157" draw:display-name="Dashed (var) 6157" draw:style="rect" draw:dots1="1" draw:dots1-length="0.011cm" draw:dots2="1" draw:dots2-length="0.011cm" draw:distance="0.011cm"/>
    <draw:stroke-dash draw:name="Dashed_20__28_var_29__20_6158" draw:display-name="Dashed (var) 6158" draw:style="rect" draw:dots1="1" draw:dots1-length="0.011cm" draw:dots2="1" draw:dots2-length="0.011cm" draw:distance="0.011cm"/>
    <draw:stroke-dash draw:name="Dashed_20__28_var_29__20_6159" draw:display-name="Dashed (var) 6159" draw:style="rect" draw:dots1="1" draw:dots1-length="0.011cm" draw:dots2="1" draw:dots2-length="0.011cm" draw:distance="0.011cm"/>
    <draw:stroke-dash draw:name="Dashed_20__28_var_29__20_6160" draw:display-name="Dashed (var) 6160" draw:style="rect" draw:dots1="1" draw:dots1-length="0.011cm" draw:dots2="1" draw:dots2-length="0.011cm" draw:distance="0.011cm"/>
    <draw:stroke-dash draw:name="Dashed_20__28_var_29__20_6161" draw:display-name="Dashed (var) 6161" draw:style="rect" draw:dots1="1" draw:dots1-length="0.011cm" draw:dots2="1" draw:dots2-length="0.011cm" draw:distance="0.011cm"/>
    <draw:stroke-dash draw:name="Dashed_20__28_var_29__20_6162" draw:display-name="Dashed (var) 6162" draw:style="rect" draw:dots1="1" draw:dots1-length="0.011cm" draw:dots2="1" draw:dots2-length="0.011cm" draw:distance="0.011cm"/>
    <draw:stroke-dash draw:name="Dashed_20__28_var_29__20_6163" draw:display-name="Dashed (var) 6163" draw:style="rect" draw:dots1="1" draw:dots1-length="0.011cm" draw:dots2="1" draw:dots2-length="0.011cm" draw:distance="0.011cm"/>
    <draw:stroke-dash draw:name="Dashed_20__28_var_29__20_6164" draw:display-name="Dashed (var) 6164" draw:style="rect" draw:dots1="1" draw:dots1-length="0.011cm" draw:dots2="1" draw:dots2-length="0.011cm" draw:distance="0.011cm"/>
    <draw:stroke-dash draw:name="Dashed_20__28_var_29__20_6165" draw:display-name="Dashed (var) 6165" draw:style="rect" draw:dots1="1" draw:dots1-length="0.011cm" draw:dots2="1" draw:dots2-length="0.011cm" draw:distance="0.011cm"/>
    <draw:stroke-dash draw:name="Dashed_20__28_var_29__20_6166" draw:display-name="Dashed (var) 6166" draw:style="rect" draw:dots1="1" draw:dots1-length="0.011cm" draw:dots2="1" draw:dots2-length="0.011cm" draw:distance="0.011cm"/>
    <draw:stroke-dash draw:name="Dashed_20__28_var_29__20_6167" draw:display-name="Dashed (var) 6167" draw:style="rect" draw:dots1="1" draw:dots1-length="0.011cm" draw:dots2="1" draw:dots2-length="0.011cm" draw:distance="0.011cm"/>
    <draw:stroke-dash draw:name="Dashed_20__28_var_29__20_6168" draw:display-name="Dashed (var) 6168" draw:style="rect" draw:dots1="1" draw:dots1-length="0.011cm" draw:dots2="1" draw:dots2-length="0.011cm" draw:distance="0.011cm"/>
    <draw:stroke-dash draw:name="Dashed_20__28_var_29__20_6169" draw:display-name="Dashed (var) 6169" draw:style="rect" draw:dots1="1" draw:dots1-length="0.011cm" draw:dots2="1" draw:dots2-length="0.011cm" draw:distance="0.011cm"/>
    <draw:stroke-dash draw:name="Dashed_20__28_var_29__20_6170" draw:display-name="Dashed (var) 6170" draw:style="rect" draw:dots1="1" draw:dots1-length="0.011cm" draw:dots2="1" draw:dots2-length="0.011cm" draw:distance="0.011cm"/>
    <draw:stroke-dash draw:name="Dashed_20__28_var_29__20_6171" draw:display-name="Dashed (var) 6171" draw:style="rect" draw:dots1="1" draw:dots1-length="0.011cm" draw:dots2="1" draw:dots2-length="0.011cm" draw:distance="0.011cm"/>
    <draw:stroke-dash draw:name="Dashed_20__28_var_29__20_6172" draw:display-name="Dashed (var) 6172" draw:style="rect" draw:dots1="1" draw:dots1-length="0.011cm" draw:dots2="1" draw:dots2-length="0.011cm" draw:distance="0.011cm"/>
    <draw:stroke-dash draw:name="Dashed_20__28_var_29__20_6173" draw:display-name="Dashed (var) 6173" draw:style="rect" draw:dots1="1" draw:dots1-length="0.011cm" draw:dots2="1" draw:dots2-length="0.011cm" draw:distance="0.011cm"/>
    <draw:stroke-dash draw:name="Dashed_20__28_var_29__20_6174" draw:display-name="Dashed (var) 6174" draw:style="rect" draw:dots1="1" draw:dots1-length="0.011cm" draw:dots2="1" draw:dots2-length="0.011cm" draw:distance="0.011cm"/>
    <draw:stroke-dash draw:name="Dashed_20__28_var_29__20_6175" draw:display-name="Dashed (var) 6175" draw:style="rect" draw:dots1="1" draw:dots1-length="0.011cm" draw:dots2="1" draw:dots2-length="0.011cm" draw:distance="0.011cm"/>
    <draw:stroke-dash draw:name="Dashed_20__28_var_29__20_6176" draw:display-name="Dashed (var) 6176" draw:style="rect" draw:dots1="1" draw:dots1-length="0.011cm" draw:dots2="1" draw:dots2-length="0.011cm" draw:distance="0.011cm"/>
    <draw:stroke-dash draw:name="Dashed_20__28_var_29__20_6177" draw:display-name="Dashed (var) 6177" draw:style="rect" draw:dots1="1" draw:dots1-length="0.011cm" draw:dots2="1" draw:dots2-length="0.011cm" draw:distance="0.011cm"/>
    <draw:stroke-dash draw:name="Dashed_20__28_var_29__20_6178" draw:display-name="Dashed (var) 6178" draw:style="rect" draw:dots1="1" draw:dots1-length="0.011cm" draw:dots2="1" draw:dots2-length="0.011cm" draw:distance="0.011cm"/>
    <draw:stroke-dash draw:name="Dashed_20__28_var_29__20_6179" draw:display-name="Dashed (var) 6179" draw:style="rect" draw:dots1="1" draw:dots1-length="0.011cm" draw:dots2="1" draw:dots2-length="0.011cm" draw:distance="0.011cm"/>
    <draw:stroke-dash draw:name="Dashed_20__28_var_29__20_6180" draw:display-name="Dashed (var) 6180" draw:style="rect" draw:dots1="1" draw:dots1-length="0.011cm" draw:dots2="1" draw:dots2-length="0.011cm" draw:distance="0.011cm"/>
    <draw:stroke-dash draw:name="Dashed_20__28_var_29__20_6181" draw:display-name="Dashed (var) 6181" draw:style="rect" draw:dots1="1" draw:dots1-length="0.011cm" draw:dots2="1" draw:dots2-length="0.011cm" draw:distance="0.011cm"/>
    <draw:stroke-dash draw:name="Dashed_20__28_var_29__20_6182" draw:display-name="Dashed (var) 6182" draw:style="rect" draw:dots1="1" draw:dots1-length="0.011cm" draw:dots2="1" draw:dots2-length="0.011cm" draw:distance="0.011cm"/>
    <draw:stroke-dash draw:name="Dashed_20__28_var_29__20_6183" draw:display-name="Dashed (var) 6183" draw:style="rect" draw:dots1="1" draw:dots1-length="0.011cm" draw:dots2="1" draw:dots2-length="0.011cm" draw:distance="0.011cm"/>
    <draw:stroke-dash draw:name="Dashed_20__28_var_29__20_6184" draw:display-name="Dashed (var) 6184" draw:style="rect" draw:dots1="1" draw:dots1-length="0.011cm" draw:dots2="1" draw:dots2-length="0.011cm" draw:distance="0.011cm"/>
    <draw:stroke-dash draw:name="Dashed_20__28_var_29__20_6185" draw:display-name="Dashed (var) 6185" draw:style="rect" draw:dots1="1" draw:dots1-length="0.011cm" draw:dots2="1" draw:dots2-length="0.011cm" draw:distance="0.011cm"/>
    <draw:stroke-dash draw:name="Dashed_20__28_var_29__20_6186" draw:display-name="Dashed (var) 6186" draw:style="rect" draw:dots1="1" draw:dots1-length="0.011cm" draw:dots2="1" draw:dots2-length="0.011cm" draw:distance="0.011cm"/>
    <draw:stroke-dash draw:name="Dashed_20__28_var_29__20_6187" draw:display-name="Dashed (var) 6187" draw:style="rect" draw:dots1="1" draw:dots1-length="0.011cm" draw:dots2="1" draw:dots2-length="0.011cm" draw:distance="0.011cm"/>
    <draw:stroke-dash draw:name="Dashed_20__28_var_29__20_6188" draw:display-name="Dashed (var) 6188" draw:style="rect" draw:dots1="1" draw:dots1-length="0.011cm" draw:dots2="1" draw:dots2-length="0.011cm" draw:distance="0.011cm"/>
    <draw:stroke-dash draw:name="Dashed_20__28_var_29__20_6189" draw:display-name="Dashed (var) 6189" draw:style="rect" draw:dots1="1" draw:dots1-length="0.011cm" draw:dots2="1" draw:dots2-length="0.011cm" draw:distance="0.011cm"/>
    <draw:stroke-dash draw:name="Dashed_20__28_var_29__20_6190" draw:display-name="Dashed (var) 6190" draw:style="rect" draw:dots1="1" draw:dots1-length="0.011cm" draw:dots2="1" draw:dots2-length="0.011cm" draw:distance="0.011cm"/>
    <draw:stroke-dash draw:name="Dashed_20__28_var_29__20_6191" draw:display-name="Dashed (var) 6191" draw:style="rect" draw:dots1="1" draw:dots1-length="0.011cm" draw:dots2="1" draw:dots2-length="0.011cm" draw:distance="0.011cm"/>
    <draw:stroke-dash draw:name="Dashed_20__28_var_29__20_6192" draw:display-name="Dashed (var) 6192" draw:style="rect" draw:dots1="1" draw:dots1-length="0.011cm" draw:dots2="1" draw:dots2-length="0.011cm" draw:distance="0.011cm"/>
    <draw:stroke-dash draw:name="Dashed_20__28_var_29__20_6193" draw:display-name="Dashed (var) 6193" draw:style="rect" draw:dots1="1" draw:dots1-length="0.011cm" draw:dots2="1" draw:dots2-length="0.011cm" draw:distance="0.011cm"/>
    <draw:stroke-dash draw:name="Dashed_20__28_var_29__20_6194" draw:display-name="Dashed (var) 6194" draw:style="rect" draw:dots1="1" draw:dots1-length="0.011cm" draw:dots2="1" draw:dots2-length="0.011cm" draw:distance="0.011cm"/>
    <draw:stroke-dash draw:name="Dashed_20__28_var_29__20_6195" draw:display-name="Dashed (var) 6195" draw:style="rect" draw:dots1="1" draw:dots1-length="0.011cm" draw:dots2="1" draw:dots2-length="0.011cm" draw:distance="0.011cm"/>
    <draw:stroke-dash draw:name="Dashed_20__28_var_29__20_6196" draw:display-name="Dashed (var) 6196" draw:style="rect" draw:dots1="1" draw:dots1-length="0.011cm" draw:dots2="1" draw:dots2-length="0.011cm" draw:distance="0.011cm"/>
    <draw:stroke-dash draw:name="Dashed_20__28_var_29__20_6197" draw:display-name="Dashed (var) 6197" draw:style="rect" draw:dots1="1" draw:dots1-length="0.011cm" draw:dots2="1" draw:dots2-length="0.011cm" draw:distance="0.011cm"/>
    <draw:stroke-dash draw:name="Dashed_20__28_var_29__20_6198" draw:display-name="Dashed (var) 6198" draw:style="rect" draw:dots1="1" draw:dots1-length="0.011cm" draw:dots2="1" draw:dots2-length="0.011cm" draw:distance="0.011cm"/>
    <draw:stroke-dash draw:name="Dashed_20__28_var_29__20_6199" draw:display-name="Dashed (var) 6199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11cm" draw:dots2="1" draw:dots2-length="0.011cm" draw:distance="0.011cm"/>
    <draw:stroke-dash draw:name="Dashed_20__28_var_29__20_6201" draw:display-name="Dashed (var) 6201" draw:style="rect" draw:dots1="1" draw:dots1-length="0.011cm" draw:dots2="1" draw:dots2-length="0.011cm" draw:distance="0.011cm"/>
    <draw:stroke-dash draw:name="Dashed_20__28_var_29__20_6202" draw:display-name="Dashed (var) 6202" draw:style="rect" draw:dots1="1" draw:dots1-length="0.011cm" draw:dots2="1" draw:dots2-length="0.011cm" draw:distance="0.011cm"/>
    <draw:stroke-dash draw:name="Dashed_20__28_var_29__20_6203" draw:display-name="Dashed (var) 6203" draw:style="rect" draw:dots1="1" draw:dots1-length="0.011cm" draw:dots2="1" draw:dots2-length="0.011cm" draw:distance="0.011cm"/>
    <draw:stroke-dash draw:name="Dashed_20__28_var_29__20_6204" draw:display-name="Dashed (var) 6204" draw:style="rect" draw:dots1="1" draw:dots1-length="0.011cm" draw:dots2="1" draw:dots2-length="0.011cm" draw:distance="0.011cm"/>
    <draw:stroke-dash draw:name="Dashed_20__28_var_29__20_6205" draw:display-name="Dashed (var) 6205" draw:style="rect" draw:dots1="1" draw:dots1-length="0.011cm" draw:dots2="1" draw:dots2-length="0.011cm" draw:distance="0.011cm"/>
    <draw:stroke-dash draw:name="Dashed_20__28_var_29__20_6206" draw:display-name="Dashed (var) 6206" draw:style="rect" draw:dots1="1" draw:dots1-length="0.011cm" draw:dots2="1" draw:dots2-length="0.011cm" draw:distance="0.011cm"/>
    <draw:stroke-dash draw:name="Dashed_20__28_var_29__20_6207" draw:display-name="Dashed (var) 6207" draw:style="rect" draw:dots1="1" draw:dots1-length="0.011cm" draw:dots2="1" draw:dots2-length="0.011cm" draw:distance="0.011cm"/>
    <draw:stroke-dash draw:name="Dashed_20__28_var_29__20_6208" draw:display-name="Dashed (var) 6208" draw:style="rect" draw:dots1="1" draw:dots1-length="0.011cm" draw:dots2="1" draw:dots2-length="0.011cm" draw:distance="0.011cm"/>
    <draw:stroke-dash draw:name="Dashed_20__28_var_29__20_6209" draw:display-name="Dashed (var) 6209" draw:style="rect" draw:dots1="1" draw:dots1-length="0.011cm" draw:dots2="1" draw:dots2-length="0.011cm" draw:distance="0.011cm"/>
    <draw:stroke-dash draw:name="Dashed_20__28_var_29__20_6210" draw:display-name="Dashed (var) 6210" draw:style="rect" draw:dots1="1" draw:dots1-length="0.011cm" draw:dots2="1" draw:dots2-length="0.011cm" draw:distance="0.011cm"/>
    <draw:stroke-dash draw:name="Dashed_20__28_var_29__20_6211" draw:display-name="Dashed (var) 6211" draw:style="rect" draw:dots1="1" draw:dots1-length="0.011cm" draw:dots2="1" draw:dots2-length="0.011cm" draw:distance="0.011cm"/>
    <draw:stroke-dash draw:name="Dashed_20__28_var_29__20_6212" draw:display-name="Dashed (var) 6212" draw:style="rect" draw:dots1="1" draw:dots1-length="0.011cm" draw:dots2="1" draw:dots2-length="0.011cm" draw:distance="0.011cm"/>
    <draw:stroke-dash draw:name="Dashed_20__28_var_29__20_6213" draw:display-name="Dashed (var) 6213" draw:style="rect" draw:dots1="1" draw:dots1-length="0.011cm" draw:dots2="1" draw:dots2-length="0.011cm" draw:distance="0.011cm"/>
    <draw:stroke-dash draw:name="Dashed_20__28_var_29__20_6214" draw:display-name="Dashed (var) 6214" draw:style="rect" draw:dots1="1" draw:dots1-length="0.011cm" draw:dots2="1" draw:dots2-length="0.011cm" draw:distance="0.011cm"/>
    <draw:stroke-dash draw:name="Dashed_20__28_var_29__20_6215" draw:display-name="Dashed (var) 6215" draw:style="rect" draw:dots1="1" draw:dots1-length="0.011cm" draw:dots2="1" draw:dots2-length="0.011cm" draw:distance="0.011cm"/>
    <draw:stroke-dash draw:name="Dashed_20__28_var_29__20_6216" draw:display-name="Dashed (var) 6216" draw:style="rect" draw:dots1="1" draw:dots1-length="0.011cm" draw:dots2="1" draw:dots2-length="0.011cm" draw:distance="0.011cm"/>
    <draw:stroke-dash draw:name="Dashed_20__28_var_29__20_6217" draw:display-name="Dashed (var) 6217" draw:style="rect" draw:dots1="1" draw:dots1-length="0.011cm" draw:dots2="1" draw:dots2-length="0.011cm" draw:distance="0.011cm"/>
    <draw:stroke-dash draw:name="Dashed_20__28_var_29__20_6218" draw:display-name="Dashed (var) 6218" draw:style="rect" draw:dots1="1" draw:dots1-length="0.011cm" draw:dots2="1" draw:dots2-length="0.011cm" draw:distance="0.011cm"/>
    <draw:stroke-dash draw:name="Dashed_20__28_var_29__20_6219" draw:display-name="Dashed (var) 6219" draw:style="rect" draw:dots1="1" draw:dots1-length="0.011cm" draw:dots2="1" draw:dots2-length="0.011cm" draw:distance="0.011cm"/>
    <draw:stroke-dash draw:name="Dashed_20__28_var_29__20_6220" draw:display-name="Dashed (var) 6220" draw:style="rect" draw:dots1="1" draw:dots1-length="0.011cm" draw:dots2="1" draw:dots2-length="0.011cm" draw:distance="0.011cm"/>
    <draw:stroke-dash draw:name="Dashed_20__28_var_29__20_6221" draw:display-name="Dashed (var) 6221" draw:style="rect" draw:dots1="1" draw:dots1-length="0.011cm" draw:dots2="1" draw:dots2-length="0.011cm" draw:distance="0.011cm"/>
    <draw:stroke-dash draw:name="Dashed_20__28_var_29__20_6222" draw:display-name="Dashed (var) 6222" draw:style="rect" draw:dots1="1" draw:dots1-length="0.011cm" draw:dots2="1" draw:dots2-length="0.011cm" draw:distance="0.011cm"/>
    <draw:stroke-dash draw:name="Dashed_20__28_var_29__20_6223" draw:display-name="Dashed (var) 6223" draw:style="rect" draw:dots1="1" draw:dots1-length="0.011cm" draw:dots2="1" draw:dots2-length="0.011cm" draw:distance="0.011cm"/>
    <draw:stroke-dash draw:name="Dashed_20__28_var_29__20_6224" draw:display-name="Dashed (var) 6224" draw:style="rect" draw:dots1="1" draw:dots1-length="0.011cm" draw:dots2="1" draw:dots2-length="0.011cm" draw:distance="0.011cm"/>
    <draw:stroke-dash draw:name="Dashed_20__28_var_29__20_6225" draw:display-name="Dashed (var) 6225" draw:style="rect" draw:dots1="1" draw:dots1-length="0.011cm" draw:dots2="1" draw:dots2-length="0.011cm" draw:distance="0.011cm"/>
    <draw:stroke-dash draw:name="Dashed_20__28_var_29__20_6226" draw:display-name="Dashed (var) 6226" draw:style="rect" draw:dots1="1" draw:dots1-length="0.011cm" draw:dots2="1" draw:dots2-length="0.011cm" draw:distance="0.011cm"/>
    <draw:stroke-dash draw:name="Dashed_20__28_var_29__20_6227" draw:display-name="Dashed (var) 6227" draw:style="rect" draw:dots1="1" draw:dots1-length="0.011cm" draw:dots2="1" draw:dots2-length="0.011cm" draw:distance="0.011cm"/>
    <draw:stroke-dash draw:name="Dashed_20__28_var_29__20_6228" draw:display-name="Dashed (var) 6228" draw:style="rect" draw:dots1="1" draw:dots1-length="0.011cm" draw:dots2="1" draw:dots2-length="0.011cm" draw:distance="0.011cm"/>
    <draw:stroke-dash draw:name="Dashed_20__28_var_29__20_6229" draw:display-name="Dashed (var) 6229" draw:style="rect" draw:dots1="1" draw:dots1-length="0.011cm" draw:dots2="1" draw:dots2-length="0.011cm" draw:distance="0.011cm"/>
    <draw:stroke-dash draw:name="Dashed_20__28_var_29__20_6230" draw:display-name="Dashed (var) 6230" draw:style="rect" draw:dots1="1" draw:dots1-length="0.011cm" draw:dots2="1" draw:dots2-length="0.011cm" draw:distance="0.011cm"/>
    <draw:stroke-dash draw:name="Dashed_20__28_var_29__20_6231" draw:display-name="Dashed (var) 6231" draw:style="rect" draw:dots1="1" draw:dots1-length="0.011cm" draw:dots2="1" draw:dots2-length="0.011cm" draw:distance="0.011cm"/>
    <draw:stroke-dash draw:name="Dashed_20__28_var_29__20_6232" draw:display-name="Dashed (var) 6232" draw:style="rect" draw:dots1="1" draw:dots1-length="0.011cm" draw:dots2="1" draw:dots2-length="0.011cm" draw:distance="0.011cm"/>
    <draw:stroke-dash draw:name="Dashed_20__28_var_29__20_6233" draw:display-name="Dashed (var) 6233" draw:style="rect" draw:dots1="1" draw:dots1-length="0.011cm" draw:dots2="1" draw:dots2-length="0.011cm" draw:distance="0.011cm"/>
    <draw:stroke-dash draw:name="Dashed_20__28_var_29__20_6234" draw:display-name="Dashed (var) 6234" draw:style="rect" draw:dots1="1" draw:dots1-length="0.011cm" draw:dots2="1" draw:dots2-length="0.011cm" draw:distance="0.011cm"/>
    <draw:stroke-dash draw:name="Dashed_20__28_var_29__20_6235" draw:display-name="Dashed (var) 6235" draw:style="rect" draw:dots1="1" draw:dots1-length="0.011cm" draw:dots2="1" draw:dots2-length="0.011cm" draw:distance="0.011cm"/>
    <draw:stroke-dash draw:name="Dashed_20__28_var_29__20_6236" draw:display-name="Dashed (var) 6236" draw:style="rect" draw:dots1="1" draw:dots1-length="0.011cm" draw:dots2="1" draw:dots2-length="0.011cm" draw:distance="0.011cm"/>
    <draw:stroke-dash draw:name="Dashed_20__28_var_29__20_6237" draw:display-name="Dashed (var) 6237" draw:style="rect" draw:dots1="1" draw:dots1-length="0.011cm" draw:dots2="1" draw:dots2-length="0.011cm" draw:distance="0.011cm"/>
    <draw:stroke-dash draw:name="Dashed_20__28_var_29__20_6238" draw:display-name="Dashed (var) 6238" draw:style="rect" draw:dots1="1" draw:dots1-length="0.011cm" draw:dots2="1" draw:dots2-length="0.011cm" draw:distance="0.011cm"/>
    <draw:stroke-dash draw:name="Dashed_20__28_var_29__20_6239" draw:display-name="Dashed (var) 6239" draw:style="rect" draw:dots1="1" draw:dots1-length="0.011cm" draw:dots2="1" draw:dots2-length="0.011cm" draw:distance="0.011cm"/>
    <draw:stroke-dash draw:name="Dashed_20__28_var_29__20_6240" draw:display-name="Dashed (var) 6240" draw:style="rect" draw:dots1="1" draw:dots1-length="0.011cm" draw:dots2="1" draw:dots2-length="0.011cm" draw:distance="0.011cm"/>
    <draw:stroke-dash draw:name="Dashed_20__28_var_29__20_6241" draw:display-name="Dashed (var) 6241" draw:style="rect" draw:dots1="1" draw:dots1-length="0.011cm" draw:dots2="1" draw:dots2-length="0.011cm" draw:distance="0.011cm"/>
    <draw:stroke-dash draw:name="Dashed_20__28_var_29__20_6242" draw:display-name="Dashed (var) 6242" draw:style="rect" draw:dots1="1" draw:dots1-length="0.011cm" draw:dots2="1" draw:dots2-length="0.011cm" draw:distance="0.011cm"/>
    <draw:stroke-dash draw:name="Dashed_20__28_var_29__20_6243" draw:display-name="Dashed (var) 6243" draw:style="rect" draw:dots1="1" draw:dots1-length="0.011cm" draw:dots2="1" draw:dots2-length="0.011cm" draw:distance="0.011cm"/>
    <draw:stroke-dash draw:name="Dashed_20__28_var_29__20_6244" draw:display-name="Dashed (var) 6244" draw:style="rect" draw:dots1="1" draw:dots1-length="0.011cm" draw:dots2="1" draw:dots2-length="0.011cm" draw:distance="0.011cm"/>
    <draw:stroke-dash draw:name="Dashed_20__28_var_29__20_6245" draw:display-name="Dashed (var) 6245" draw:style="rect" draw:dots1="1" draw:dots1-length="0.011cm" draw:dots2="1" draw:dots2-length="0.011cm" draw:distance="0.011cm"/>
    <draw:stroke-dash draw:name="Dashed_20__28_var_29__20_6246" draw:display-name="Dashed (var) 6246" draw:style="rect" draw:dots1="1" draw:dots1-length="0.011cm" draw:dots2="1" draw:dots2-length="0.011cm" draw:distance="0.011cm"/>
    <draw:stroke-dash draw:name="Dashed_20__28_var_29__20_6247" draw:display-name="Dashed (var) 6247" draw:style="rect" draw:dots1="1" draw:dots1-length="0.011cm" draw:dots2="1" draw:dots2-length="0.011cm" draw:distance="0.011cm"/>
    <draw:stroke-dash draw:name="Dashed_20__28_var_29__20_6248" draw:display-name="Dashed (var) 6248" draw:style="rect" draw:dots1="1" draw:dots1-length="0.011cm" draw:dots2="1" draw:dots2-length="0.011cm" draw:distance="0.011cm"/>
    <draw:stroke-dash draw:name="Dashed_20__28_var_29__20_6249" draw:display-name="Dashed (var) 6249" draw:style="rect" draw:dots1="1" draw:dots1-length="0.011cm" draw:dots2="1" draw:dots2-length="0.011cm" draw:distance="0.011cm"/>
    <draw:stroke-dash draw:name="Dashed_20__28_var_29__20_6250" draw:display-name="Dashed (var) 6250" draw:style="rect" draw:dots1="1" draw:dots1-length="0.011cm" draw:dots2="1" draw:dots2-length="0.011cm" draw:distance="0.011cm"/>
    <draw:stroke-dash draw:name="Dashed_20__28_var_29__20_6251" draw:display-name="Dashed (var) 6251" draw:style="rect" draw:dots1="1" draw:dots1-length="0.011cm" draw:dots2="1" draw:dots2-length="0.011cm" draw:distance="0.011cm"/>
    <draw:stroke-dash draw:name="Dashed_20__28_var_29__20_6252" draw:display-name="Dashed (var) 6252" draw:style="rect" draw:dots1="1" draw:dots1-length="0.011cm" draw:dots2="1" draw:dots2-length="0.011cm" draw:distance="0.011cm"/>
    <draw:stroke-dash draw:name="Dashed_20__28_var_29__20_6253" draw:display-name="Dashed (var) 6253" draw:style="rect" draw:dots1="1" draw:dots1-length="0.011cm" draw:dots2="1" draw:dots2-length="0.011cm" draw:distance="0.011cm"/>
    <draw:stroke-dash draw:name="Dashed_20__28_var_29__20_6254" draw:display-name="Dashed (var) 6254" draw:style="rect" draw:dots1="1" draw:dots1-length="0.011cm" draw:dots2="1" draw:dots2-length="0.011cm" draw:distance="0.011cm"/>
    <draw:stroke-dash draw:name="Dashed_20__28_var_29__20_6255" draw:display-name="Dashed (var) 6255" draw:style="rect" draw:dots1="1" draw:dots1-length="0.011cm" draw:dots2="1" draw:dots2-length="0.011cm" draw:distance="0.011cm"/>
    <draw:stroke-dash draw:name="Dashed_20__28_var_29__20_6256" draw:display-name="Dashed (var) 6256" draw:style="rect" draw:dots1="1" draw:dots1-length="0.011cm" draw:dots2="1" draw:dots2-length="0.011cm" draw:distance="0.011cm"/>
    <draw:stroke-dash draw:name="Dashed_20__28_var_29__20_6257" draw:display-name="Dashed (var) 6257" draw:style="rect" draw:dots1="1" draw:dots1-length="0.011cm" draw:dots2="1" draw:dots2-length="0.011cm" draw:distance="0.011cm"/>
    <draw:stroke-dash draw:name="Dashed_20__28_var_29__20_6258" draw:display-name="Dashed (var) 6258" draw:style="rect" draw:dots1="1" draw:dots1-length="0.011cm" draw:dots2="1" draw:dots2-length="0.011cm" draw:distance="0.011cm"/>
    <draw:stroke-dash draw:name="Dashed_20__28_var_29__20_6259" draw:display-name="Dashed (var) 6259" draw:style="rect" draw:dots1="1" draw:dots1-length="0.011cm" draw:dots2="1" draw:dots2-length="0.011cm" draw:distance="0.011cm"/>
    <draw:stroke-dash draw:name="Dashed_20__28_var_29__20_6260" draw:display-name="Dashed (var) 6260" draw:style="rect" draw:dots1="1" draw:dots1-length="0.011cm" draw:dots2="1" draw:dots2-length="0.011cm" draw:distance="0.011cm"/>
    <draw:stroke-dash draw:name="Dashed_20__28_var_29__20_6261" draw:display-name="Dashed (var) 6261" draw:style="rect" draw:dots1="1" draw:dots1-length="0.011cm" draw:dots2="1" draw:dots2-length="0.011cm" draw:distance="0.011cm"/>
    <draw:stroke-dash draw:name="Dashed_20__28_var_29__20_6262" draw:display-name="Dashed (var) 6262" draw:style="rect" draw:dots1="1" draw:dots1-length="0.011cm" draw:dots2="1" draw:dots2-length="0.011cm" draw:distance="0.011cm"/>
    <draw:stroke-dash draw:name="Dashed_20__28_var_29__20_6263" draw:display-name="Dashed (var) 6263" draw:style="rect" draw:dots1="1" draw:dots1-length="0.011cm" draw:dots2="1" draw:dots2-length="0.011cm" draw:distance="0.011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267" draw:display-name="Dashed (var) 6267" draw:style="rect" draw:dots1="1" draw:dots1-length="0.011cm" draw:dots2="1" draw:dots2-length="0.011cm" draw:distance="0.011cm"/>
    <draw:stroke-dash draw:name="Dashed_20__28_var_29__20_6268" draw:display-name="Dashed (var) 6268" draw:style="rect" draw:dots1="1" draw:dots1-length="0.011cm" draw:dots2="1" draw:dots2-length="0.011cm" draw:distance="0.011cm"/>
    <draw:stroke-dash draw:name="Dashed_20__28_var_29__20_6269" draw:display-name="Dashed (var) 6269" draw:style="rect" draw:dots1="1" draw:dots1-length="0.011cm" draw:dots2="1" draw:dots2-length="0.011cm" draw:distance="0.011cm"/>
    <draw:stroke-dash draw:name="Dashed_20__28_var_29__20_6270" draw:display-name="Dashed (var) 6270" draw:style="rect" draw:dots1="1" draw:dots1-length="0.011cm" draw:dots2="1" draw:dots2-length="0.011cm" draw:distance="0.011cm"/>
    <draw:stroke-dash draw:name="Dashed_20__28_var_29__20_6271" draw:display-name="Dashed (var) 6271" draw:style="rect" draw:dots1="1" draw:dots1-length="0.011cm" draw:dots2="1" draw:dots2-length="0.011cm" draw:distance="0.011cm"/>
    <draw:stroke-dash draw:name="Dashed_20__28_var_29__20_6272" draw:display-name="Dashed (var) 6272" draw:style="rect" draw:dots1="1" draw:dots1-length="0.011cm" draw:dots2="1" draw:dots2-length="0.011cm" draw:distance="0.011cm"/>
    <draw:stroke-dash draw:name="Dashed_20__28_var_29__20_6273" draw:display-name="Dashed (var) 6273" draw:style="rect" draw:dots1="1" draw:dots1-length="0.011cm" draw:dots2="1" draw:dots2-length="0.011cm" draw:distance="0.011cm"/>
    <draw:stroke-dash draw:name="Dashed_20__28_var_29__20_6274" draw:display-name="Dashed (var) 6274" draw:style="rect" draw:dots1="1" draw:dots1-length="0.011cm" draw:dots2="1" draw:dots2-length="0.011cm" draw:distance="0.011cm"/>
    <draw:stroke-dash draw:name="Dashed_20__28_var_29__20_6275" draw:display-name="Dashed (var) 6275" draw:style="rect" draw:dots1="1" draw:dots1-length="0.011cm" draw:dots2="1" draw:dots2-length="0.011cm" draw:distance="0.011cm"/>
    <draw:stroke-dash draw:name="Dashed_20__28_var_29__20_6276" draw:display-name="Dashed (var) 6276" draw:style="rect" draw:dots1="1" draw:dots1-length="0.011cm" draw:dots2="1" draw:dots2-length="0.011cm" draw:distance="0.011cm"/>
    <draw:stroke-dash draw:name="Dashed_20__28_var_29__20_6277" draw:display-name="Dashed (var) 6277" draw:style="rect" draw:dots1="1" draw:dots1-length="0.011cm" draw:dots2="1" draw:dots2-length="0.011cm" draw:distance="0.011cm"/>
    <draw:stroke-dash draw:name="Dashed_20__28_var_29__20_6278" draw:display-name="Dashed (var) 6278" draw:style="rect" draw:dots1="1" draw:dots1-length="0.011cm" draw:dots2="1" draw:dots2-length="0.011cm" draw:distance="0.011cm"/>
    <draw:stroke-dash draw:name="Dashed_20__28_var_29__20_6279" draw:display-name="Dashed (var) 6279" draw:style="rect" draw:dots1="1" draw:dots1-length="0.011cm" draw:dots2="1" draw:dots2-length="0.011cm" draw:distance="0.011cm"/>
    <draw:stroke-dash draw:name="Dashed_20__28_var_29__20_6280" draw:display-name="Dashed (var) 6280" draw:style="rect" draw:dots1="1" draw:dots1-length="0.011cm" draw:dots2="1" draw:dots2-length="0.011cm" draw:distance="0.011cm"/>
    <draw:stroke-dash draw:name="Dashed_20__28_var_29__20_6281" draw:display-name="Dashed (var) 6281" draw:style="rect" draw:dots1="1" draw:dots1-length="0.011cm" draw:dots2="1" draw:dots2-length="0.011cm" draw:distance="0.011cm"/>
    <draw:stroke-dash draw:name="Dashed_20__28_var_29__20_6282" draw:display-name="Dashed (var) 6282" draw:style="rect" draw:dots1="1" draw:dots1-length="0.011cm" draw:dots2="1" draw:dots2-length="0.011cm" draw:distance="0.011cm"/>
    <draw:stroke-dash draw:name="Dashed_20__28_var_29__20_6283" draw:display-name="Dashed (var) 6283" draw:style="rect" draw:dots1="1" draw:dots1-length="0.011cm" draw:dots2="1" draw:dots2-length="0.011cm" draw:distance="0.011cm"/>
    <draw:stroke-dash draw:name="Dashed_20__28_var_29__20_6284" draw:display-name="Dashed (var) 6284" draw:style="rect" draw:dots1="1" draw:dots1-length="0.011cm" draw:dots2="1" draw:dots2-length="0.011cm" draw:distance="0.011cm"/>
    <draw:stroke-dash draw:name="Dashed_20__28_var_29__20_6285" draw:display-name="Dashed (var) 6285" draw:style="rect" draw:dots1="1" draw:dots1-length="0.011cm" draw:dots2="1" draw:dots2-length="0.011cm" draw:distance="0.011cm"/>
    <draw:stroke-dash draw:name="Dashed_20__28_var_29__20_6286" draw:display-name="Dashed (var) 6286" draw:style="rect" draw:dots1="1" draw:dots1-length="0.011cm" draw:dots2="1" draw:dots2-length="0.011cm" draw:distance="0.011cm"/>
    <draw:stroke-dash draw:name="Dashed_20__28_var_29__20_6287" draw:display-name="Dashed (var) 6287" draw:style="rect" draw:dots1="1" draw:dots1-length="0.011cm" draw:dots2="1" draw:dots2-length="0.011cm" draw:distance="0.011cm"/>
    <draw:stroke-dash draw:name="Dashed_20__28_var_29__20_6288" draw:display-name="Dashed (var) 6288" draw:style="rect" draw:dots1="1" draw:dots1-length="0.011cm" draw:dots2="1" draw:dots2-length="0.011cm" draw:distance="0.011cm"/>
    <draw:stroke-dash draw:name="Dashed_20__28_var_29__20_6289" draw:display-name="Dashed (var) 6289" draw:style="rect" draw:dots1="1" draw:dots1-length="0.011cm" draw:dots2="1" draw:dots2-length="0.011cm" draw:distance="0.011cm"/>
    <draw:stroke-dash draw:name="Dashed_20__28_var_29__20_6290" draw:display-name="Dashed (var) 6290" draw:style="rect" draw:dots1="1" draw:dots1-length="0.011cm" draw:dots2="1" draw:dots2-length="0.011cm" draw:distance="0.011cm"/>
    <draw:stroke-dash draw:name="Dashed_20__28_var_29__20_6291" draw:display-name="Dashed (var) 6291" draw:style="rect" draw:dots1="1" draw:dots1-length="0.011cm" draw:dots2="1" draw:dots2-length="0.011cm" draw:distance="0.011cm"/>
    <draw:stroke-dash draw:name="Dashed_20__28_var_29__20_6292" draw:display-name="Dashed (var) 6292" draw:style="rect" draw:dots1="1" draw:dots1-length="0.011cm" draw:dots2="1" draw:dots2-length="0.011cm" draw:distance="0.011cm"/>
    <draw:stroke-dash draw:name="Dashed_20__28_var_29__20_6293" draw:display-name="Dashed (var) 6293" draw:style="rect" draw:dots1="1" draw:dots1-length="0.011cm" draw:dots2="1" draw:dots2-length="0.011cm" draw:distance="0.011cm"/>
    <draw:stroke-dash draw:name="Dashed_20__28_var_29__20_6294" draw:display-name="Dashed (var) 6294" draw:style="rect" draw:dots1="1" draw:dots1-length="0.011cm" draw:dots2="1" draw:dots2-length="0.011cm" draw:distance="0.011cm"/>
    <draw:stroke-dash draw:name="Dashed_20__28_var_29__20_6295" draw:display-name="Dashed (var) 6295" draw:style="rect" draw:dots1="1" draw:dots1-length="0.011cm" draw:dots2="1" draw:dots2-length="0.011cm" draw:distance="0.011cm"/>
    <draw:stroke-dash draw:name="Dashed_20__28_var_29__20_6296" draw:display-name="Dashed (var) 6296" draw:style="rect" draw:dots1="1" draw:dots1-length="0.011cm" draw:dots2="1" draw:dots2-length="0.011cm" draw:distance="0.011cm"/>
    <draw:stroke-dash draw:name="Dashed_20__28_var_29__20_6297" draw:display-name="Dashed (var) 6297" draw:style="rect" draw:dots1="1" draw:dots1-length="0.011cm" draw:dots2="1" draw:dots2-length="0.011cm" draw:distance="0.011cm"/>
    <draw:stroke-dash draw:name="Dashed_20__28_var_29__20_6298" draw:display-name="Dashed (var) 6298" draw:style="rect" draw:dots1="1" draw:dots1-length="0.011cm" draw:dots2="1" draw:dots2-length="0.011cm" draw:distance="0.011cm"/>
    <draw:stroke-dash draw:name="Dashed_20__28_var_29__20_6299" draw:display-name="Dashed (var) 6299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11cm" draw:dots2="1" draw:dots2-length="0.011cm" draw:distance="0.011cm"/>
    <draw:stroke-dash draw:name="Dashed_20__28_var_29__20_6301" draw:display-name="Dashed (var) 6301" draw:style="rect" draw:dots1="1" draw:dots1-length="0.011cm" draw:dots2="1" draw:dots2-length="0.011cm" draw:distance="0.011cm"/>
    <draw:stroke-dash draw:name="Dashed_20__28_var_29__20_6302" draw:display-name="Dashed (var) 6302" draw:style="rect" draw:dots1="1" draw:dots1-length="0.011cm" draw:dots2="1" draw:dots2-length="0.011cm" draw:distance="0.011cm"/>
    <draw:stroke-dash draw:name="Dashed_20__28_var_29__20_6303" draw:display-name="Dashed (var) 6303" draw:style="rect" draw:dots1="1" draw:dots1-length="0.011cm" draw:dots2="1" draw:dots2-length="0.011cm" draw:distance="0.011cm"/>
    <draw:stroke-dash draw:name="Dashed_20__28_var_29__20_6304" draw:display-name="Dashed (var) 6304" draw:style="rect" draw:dots1="1" draw:dots1-length="0.011cm" draw:dots2="1" draw:dots2-length="0.011cm" draw:distance="0.011cm"/>
    <draw:stroke-dash draw:name="Dashed_20__28_var_29__20_6305" draw:display-name="Dashed (var) 6305" draw:style="rect" draw:dots1="1" draw:dots1-length="0.011cm" draw:dots2="1" draw:dots2-length="0.011cm" draw:distance="0.011cm"/>
    <draw:stroke-dash draw:name="Dashed_20__28_var_29__20_6306" draw:display-name="Dashed (var) 6306" draw:style="rect" draw:dots1="1" draw:dots1-length="0.011cm" draw:dots2="1" draw:dots2-length="0.011cm" draw:distance="0.011cm"/>
    <draw:stroke-dash draw:name="Dashed_20__28_var_29__20_6307" draw:display-name="Dashed (var) 6307" draw:style="rect" draw:dots1="1" draw:dots1-length="0.011cm" draw:dots2="1" draw:dots2-length="0.011cm" draw:distance="0.011cm"/>
    <draw:stroke-dash draw:name="Dashed_20__28_var_29__20_6308" draw:display-name="Dashed (var) 6308" draw:style="rect" draw:dots1="1" draw:dots1-length="0.011cm" draw:dots2="1" draw:dots2-length="0.011cm" draw:distance="0.011cm"/>
    <draw:stroke-dash draw:name="Dashed_20__28_var_29__20_6309" draw:display-name="Dashed (var) 6309" draw:style="rect" draw:dots1="1" draw:dots1-length="0.011cm" draw:dots2="1" draw:dots2-length="0.011cm" draw:distance="0.011cm"/>
    <draw:stroke-dash draw:name="Dashed_20__28_var_29__20_6310" draw:display-name="Dashed (var) 6310" draw:style="rect" draw:dots1="1" draw:dots1-length="0.011cm" draw:dots2="1" draw:dots2-length="0.011cm" draw:distance="0.011cm"/>
    <draw:stroke-dash draw:name="Dashed_20__28_var_29__20_6311" draw:display-name="Dashed (var) 6311" draw:style="rect" draw:dots1="1" draw:dots1-length="0.011cm" draw:dots2="1" draw:dots2-length="0.011cm" draw:distance="0.011cm"/>
    <draw:stroke-dash draw:name="Dashed_20__28_var_29__20_6312" draw:display-name="Dashed (var) 6312" draw:style="rect" draw:dots1="1" draw:dots1-length="0.011cm" draw:dots2="1" draw:dots2-length="0.011cm" draw:distance="0.011cm"/>
    <draw:stroke-dash draw:name="Dashed_20__28_var_29__20_6313" draw:display-name="Dashed (var) 6313" draw:style="rect" draw:dots1="1" draw:dots1-length="0.011cm" draw:dots2="1" draw:dots2-length="0.011cm" draw:distance="0.011cm"/>
    <draw:stroke-dash draw:name="Dashed_20__28_var_29__20_6314" draw:display-name="Dashed (var) 6314" draw:style="rect" draw:dots1="1" draw:dots1-length="0.011cm" draw:dots2="1" draw:dots2-length="0.011cm" draw:distance="0.011cm"/>
    <draw:stroke-dash draw:name="Dashed_20__28_var_29__20_6315" draw:display-name="Dashed (var) 6315" draw:style="rect" draw:dots1="1" draw:dots1-length="0.011cm" draw:dots2="1" draw:dots2-length="0.011cm" draw:distance="0.011cm"/>
    <draw:stroke-dash draw:name="Dashed_20__28_var_29__20_6316" draw:display-name="Dashed (var) 6316" draw:style="rect" draw:dots1="1" draw:dots1-length="0.011cm" draw:dots2="1" draw:dots2-length="0.011cm" draw:distance="0.011cm"/>
    <draw:stroke-dash draw:name="Dashed_20__28_var_29__20_6317" draw:display-name="Dashed (var) 6317" draw:style="rect" draw:dots1="1" draw:dots1-length="0.011cm" draw:dots2="1" draw:dots2-length="0.011cm" draw:distance="0.011cm"/>
    <draw:stroke-dash draw:name="Dashed_20__28_var_29__20_6318" draw:display-name="Dashed (var) 6318" draw:style="rect" draw:dots1="1" draw:dots1-length="0.011cm" draw:dots2="1" draw:dots2-length="0.011cm" draw:distance="0.011cm"/>
    <draw:stroke-dash draw:name="Dashed_20__28_var_29__20_6319" draw:display-name="Dashed (var) 6319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11cm" draw:dots2="1" draw:dots2-length="0.011cm" draw:distance="0.011cm"/>
    <draw:stroke-dash draw:name="Dashed_20__28_var_29__20_6321" draw:display-name="Dashed (var) 6321" draw:style="rect" draw:dots1="1" draw:dots1-length="0.011cm" draw:dots2="1" draw:dots2-length="0.011cm" draw:distance="0.011cm"/>
    <draw:stroke-dash draw:name="Dashed_20__28_var_29__20_6322" draw:display-name="Dashed (var) 6322" draw:style="rect" draw:dots1="1" draw:dots1-length="0.011cm" draw:dots2="1" draw:dots2-length="0.011cm" draw:distance="0.011cm"/>
    <draw:stroke-dash draw:name="Dashed_20__28_var_29__20_6323" draw:display-name="Dashed (var) 6323" draw:style="rect" draw:dots1="1" draw:dots1-length="0.011cm" draw:dots2="1" draw:dots2-length="0.011cm" draw:distance="0.011cm"/>
    <draw:stroke-dash draw:name="Dashed_20__28_var_29__20_6324" draw:display-name="Dashed (var) 6324" draw:style="rect" draw:dots1="1" draw:dots1-length="0.011cm" draw:dots2="1" draw:dots2-length="0.011cm" draw:distance="0.011cm"/>
    <draw:stroke-dash draw:name="Dashed_20__28_var_29__20_6325" draw:display-name="Dashed (var) 6325" draw:style="rect" draw:dots1="1" draw:dots1-length="0.011cm" draw:dots2="1" draw:dots2-length="0.011cm" draw:distance="0.011cm"/>
    <draw:stroke-dash draw:name="Dashed_20__28_var_29__20_6326" draw:display-name="Dashed (var) 6326" draw:style="rect" draw:dots1="1" draw:dots1-length="0.011cm" draw:dots2="1" draw:dots2-length="0.011cm" draw:distance="0.011cm"/>
    <draw:stroke-dash draw:name="Dashed_20__28_var_29__20_6327" draw:display-name="Dashed (var) 6327" draw:style="rect" draw:dots1="1" draw:dots1-length="0.011cm" draw:dots2="1" draw:dots2-length="0.011cm" draw:distance="0.011cm"/>
    <draw:stroke-dash draw:name="Dashed_20__28_var_29__20_6328" draw:display-name="Dashed (var) 6328" draw:style="rect" draw:dots1="1" draw:dots1-length="0.011cm" draw:dots2="1" draw:dots2-length="0.011cm" draw:distance="0.011cm"/>
    <draw:stroke-dash draw:name="Dashed_20__28_var_29__20_6329" draw:display-name="Dashed (var) 6329" draw:style="rect" draw:dots1="1" draw:dots1-length="0.011cm" draw:dots2="1" draw:dots2-length="0.011cm" draw:distance="0.011cm"/>
    <draw:stroke-dash draw:name="Dashed_20__28_var_29__20_6330" draw:display-name="Dashed (var) 6330" draw:style="rect" draw:dots1="1" draw:dots1-length="0.011cm" draw:dots2="1" draw:dots2-length="0.011cm" draw:distance="0.011cm"/>
    <draw:stroke-dash draw:name="Dashed_20__28_var_29__20_6331" draw:display-name="Dashed (var) 6331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11cm" draw:dots2="1" draw:dots2-length="0.011cm" draw:distance="0.011cm"/>
    <draw:stroke-dash draw:name="Dashed_20__28_var_29__20_6352" draw:display-name="Dashed (var) 6352" draw:style="rect" draw:dots1="1" draw:dots1-length="0.011cm" draw:dots2="1" draw:dots2-length="0.011cm" draw:distance="0.011cm"/>
    <draw:stroke-dash draw:name="Dashed_20__28_var_29__20_6353" draw:display-name="Dashed (var) 6353" draw:style="rect" draw:dots1="1" draw:dots1-length="0.011cm" draw:dots2="1" draw:dots2-length="0.011cm" draw:distance="0.011cm"/>
    <draw:stroke-dash draw:name="Dashed_20__28_var_29__20_6354" draw:display-name="Dashed (var) 6354" draw:style="rect" draw:dots1="1" draw:dots1-length="0.011cm" draw:dots2="1" draw:dots2-length="0.011cm" draw:distance="0.011cm"/>
    <draw:stroke-dash draw:name="Dashed_20__28_var_29__20_6355" draw:display-name="Dashed (var) 6355" draw:style="rect" draw:dots1="1" draw:dots1-length="0.011cm" draw:dots2="1" draw:dots2-length="0.011cm" draw:distance="0.011cm"/>
    <draw:stroke-dash draw:name="Dashed_20__28_var_29__20_6356" draw:display-name="Dashed (var) 6356" draw:style="rect" draw:dots1="1" draw:dots1-length="0.011cm" draw:dots2="1" draw:dots2-length="0.011cm" draw:distance="0.011cm"/>
    <draw:stroke-dash draw:name="Dashed_20__28_var_29__20_6357" draw:display-name="Dashed (var) 6357" draw:style="rect" draw:dots1="1" draw:dots1-length="0.011cm" draw:dots2="1" draw:dots2-length="0.011cm" draw:distance="0.011cm"/>
    <draw:stroke-dash draw:name="Dashed_20__28_var_29__20_6358" draw:display-name="Dashed (var) 6358" draw:style="rect" draw:dots1="1" draw:dots1-length="0.011cm" draw:dots2="1" draw:dots2-length="0.011cm" draw:distance="0.011cm"/>
    <draw:stroke-dash draw:name="Dashed_20__28_var_29__20_6359" draw:display-name="Dashed (var) 6359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62" draw:display-name="Dashed (var) 6362" draw:style="rect" draw:dots1="1" draw:dots1-length="0.011cm" draw:dots2="1" draw:dots2-length="0.011cm" draw:distance="0.011cm"/>
    <draw:stroke-dash draw:name="Dashed_20__28_var_29__20_6363" draw:display-name="Dashed (var) 6363" draw:style="rect" draw:dots1="1" draw:dots1-length="0.011cm" draw:dots2="1" draw:dots2-length="0.011cm" draw:distance="0.011cm"/>
    <draw:stroke-dash draw:name="Dashed_20__28_var_29__20_6364" draw:display-name="Dashed (var) 6364" draw:style="rect" draw:dots1="1" draw:dots1-length="0.011cm" draw:dots2="1" draw:dots2-length="0.011cm" draw:distance="0.011cm"/>
    <draw:stroke-dash draw:name="Dashed_20__28_var_29__20_6365" draw:display-name="Dashed (var) 6365" draw:style="rect" draw:dots1="1" draw:dots1-length="0.011cm" draw:dots2="1" draw:dots2-length="0.011cm" draw:distance="0.011cm"/>
    <draw:stroke-dash draw:name="Dashed_20__28_var_29__20_6366" draw:display-name="Dashed (var) 6366" draw:style="rect" draw:dots1="1" draw:dots1-length="0.011cm" draw:dots2="1" draw:dots2-length="0.011cm" draw:distance="0.011cm"/>
    <draw:stroke-dash draw:name="Dashed_20__28_var_29__20_6367" draw:display-name="Dashed (var) 6367" draw:style="rect" draw:dots1="1" draw:dots1-length="0.011cm" draw:dots2="1" draw:dots2-length="0.011cm" draw:distance="0.011cm"/>
    <draw:stroke-dash draw:name="Dashed_20__28_var_29__20_6368" draw:display-name="Dashed (var) 6368" draw:style="rect" draw:dots1="1" draw:dots1-length="0.011cm" draw:dots2="1" draw:dots2-length="0.011cm" draw:distance="0.011cm"/>
    <draw:stroke-dash draw:name="Dashed_20__28_var_29__20_6369" draw:display-name="Dashed (var) 6369" draw:style="rect" draw:dots1="1" draw:dots1-length="0.011cm" draw:dots2="1" draw:dots2-length="0.011cm" draw:distance="0.011cm"/>
    <draw:stroke-dash draw:name="Dashed_20__28_var_29__20_6370" draw:display-name="Dashed (var) 6370" draw:style="rect" draw:dots1="1" draw:dots1-length="0.011cm" draw:dots2="1" draw:dots2-length="0.011cm" draw:distance="0.011cm"/>
    <draw:stroke-dash draw:name="Dashed_20__28_var_29__20_6371" draw:display-name="Dashed (var) 6371" draw:style="rect" draw:dots1="1" draw:dots1-length="0.011cm" draw:dots2="1" draw:dots2-length="0.011cm" draw:distance="0.011cm"/>
    <draw:stroke-dash draw:name="Dashed_20__28_var_29__20_6372" draw:display-name="Dashed (var) 6372" draw:style="rect" draw:dots1="1" draw:dots1-length="0.011cm" draw:dots2="1" draw:dots2-length="0.011cm" draw:distance="0.011cm"/>
    <draw:stroke-dash draw:name="Dashed_20__28_var_29__20_6373" draw:display-name="Dashed (var) 6373" draw:style="rect" draw:dots1="1" draw:dots1-length="0.011cm" draw:dots2="1" draw:dots2-length="0.011cm" draw:distance="0.011cm"/>
    <draw:stroke-dash draw:name="Dashed_20__28_var_29__20_6374" draw:display-name="Dashed (var) 6374" draw:style="rect" draw:dots1="1" draw:dots1-length="0.011cm" draw:dots2="1" draw:dots2-length="0.011cm" draw:distance="0.011cm"/>
    <draw:stroke-dash draw:name="Dashed_20__28_var_29__20_6375" draw:display-name="Dashed (var) 6375" draw:style="rect" draw:dots1="1" draw:dots1-length="0.011cm" draw:dots2="1" draw:dots2-length="0.011cm" draw:distance="0.011cm"/>
    <draw:stroke-dash draw:name="Dashed_20__28_var_29__20_6376" draw:display-name="Dashed (var) 6376" draw:style="rect" draw:dots1="1" draw:dots1-length="0.011cm" draw:dots2="1" draw:dots2-length="0.011cm" draw:distance="0.011cm"/>
    <draw:stroke-dash draw:name="Dashed_20__28_var_29__20_6377" draw:display-name="Dashed (var) 6377" draw:style="rect" draw:dots1="1" draw:dots1-length="0.011cm" draw:dots2="1" draw:dots2-length="0.011cm" draw:distance="0.011cm"/>
    <draw:stroke-dash draw:name="Dashed_20__28_var_29__20_6378" draw:display-name="Dashed (var) 6378" draw:style="rect" draw:dots1="1" draw:dots1-length="0.011cm" draw:dots2="1" draw:dots2-length="0.011cm" draw:distance="0.011cm"/>
    <draw:stroke-dash draw:name="Dashed_20__28_var_29__20_6379" draw:display-name="Dashed (var) 6379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11cm" draw:dots2="1" draw:dots2-length="0.011cm" draw:distance="0.011cm"/>
    <draw:stroke-dash draw:name="Dashed_20__28_var_29__20_6381" draw:display-name="Dashed (var) 6381" draw:style="rect" draw:dots1="1" draw:dots1-length="0.011cm" draw:dots2="1" draw:dots2-length="0.011cm" draw:distance="0.011cm"/>
    <draw:stroke-dash draw:name="Dashed_20__28_var_29__20_6382" draw:display-name="Dashed (var) 6382" draw:style="rect" draw:dots1="1" draw:dots1-length="0.011cm" draw:dots2="1" draw:dots2-length="0.011cm" draw:distance="0.011cm"/>
    <draw:stroke-dash draw:name="Dashed_20__28_var_29__20_6383" draw:display-name="Dashed (var) 6383" draw:style="rect" draw:dots1="1" draw:dots1-length="0.011cm" draw:dots2="1" draw:dots2-length="0.011cm" draw:distance="0.011cm"/>
    <draw:stroke-dash draw:name="Dashed_20__28_var_29__20_6384" draw:display-name="Dashed (var) 6384" draw:style="rect" draw:dots1="1" draw:dots1-length="0.011cm" draw:dots2="1" draw:dots2-length="0.011cm" draw:distance="0.011cm"/>
    <draw:stroke-dash draw:name="Dashed_20__28_var_29__20_6385" draw:display-name="Dashed (var) 6385" draw:style="rect" draw:dots1="1" draw:dots1-length="0.011cm" draw:dots2="1" draw:dots2-length="0.011cm" draw:distance="0.011cm"/>
    <draw:stroke-dash draw:name="Dashed_20__28_var_29__20_6386" draw:display-name="Dashed (var) 6386" draw:style="rect" draw:dots1="1" draw:dots1-length="0.011cm" draw:dots2="1" draw:dots2-length="0.011cm" draw:distance="0.011cm"/>
    <draw:stroke-dash draw:name="Dashed_20__28_var_29__20_6387" draw:display-name="Dashed (var) 6387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1:17:12.504195807</meta:creation-date>
    <dc:date>2018-02-08T11:17:42.031317137</dc:date>
    <meta:editing-duration>PT29S</meta:editing-duration>
    <meta:editing-cycles>1</meta:editing-cycles>
    <meta:document-statistic meta:object-count="249"/>
    <meta:generator>LibreOffice/6.0.0.3$MacOSX_X86_64 LibreOffice_project/64a0f66915f38c6217de274f0aa8e15618924765</meta:generator>
  </office:meta>
</office:document-meta>
</file>